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kill_5f_mean">
      <style:table-properties table:display="true" style:writing-mode="lr-tb"/>
    </style:style>
    <style:style style:name="ta2" style:family="table" style:master-page-name="PageStyle_5f_skill_5f_per_5f_horizon">
      <style:table-properties table:display="true" style:writing-mode="lr-tb"/>
    </style:style>
    <style:style style:name="ta3" style:family="table" style:master-page-name="PageStyle_5f_rmse_5f_per_5f_horizon">
      <style:table-properties table:display="true" style:writing-mode="lr-tb"/>
    </style:style>
    <style:style style:name="ta4" style:family="table" style:master-page-name="PageStyle_5f_exclude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ill_me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table:number-columns-repeated="2" office:value-type="float" office:value="-0.00502893436703789" calcext:value-type="float">
            <text:p>-0.005028934367038</text:p>
          </table:table-cell>
          <table:table-cell office:value-type="float" office:value="-0.757972420521902" calcext:value-type="float">
            <text:p>-0.757972420521902</text:p>
          </table:table-cell>
          <table:table-cell office:value-type="float" office:value="-1.54489298014616" calcext:value-type="float">
            <text:p>-1.54489298014616</text:p>
          </table:table-cell>
          <table:table-cell office:value-type="float" office:value="-1.95325436359332" calcext:value-type="float">
            <text:p>-1.95325436359332</text:p>
          </table:table-cell>
          <table:table-cell office:value-type="float" office:value="-0.757972420521902" calcext:value-type="float">
            <text:p>-0.757972420521902</text:p>
          </table:table-cell>
          <table:table-cell office:value-type="float" office:value="0" calcext:value-type="float">
            <text:p>0</text:p>
          </table:table-cell>
          <table:table-cell office:value-type="float" office:value="-0.682335594725775" calcext:value-type="float">
            <text:p>-0.682335594725775</text:p>
          </table:table-cell>
          <table:table-cell office:value-type="float" office:value="-0.435394913627152" calcext:value-type="float">
            <text:p>-0.435394913627152</text:p>
          </table:table-cell>
          <table:table-cell office:value-type="float" office:value="-0.487588691880986" calcext:value-type="float">
            <text:p>-0.487588691880986</text:p>
          </table:table-cell>
          <table:table-cell office:value-type="float" office:value="-0.662946925375127" calcext:value-type="float">
            <text:p>-0.662946925375127</text:p>
          </table:table-cell>
          <table:table-cell office:value-type="float" office:value="0.653953698527117" calcext:value-type="float">
            <text:p>0.65395369852711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float" office:value="-2.32842628396991" calcext:value-type="float">
            <text:p>-2.32842628396991</text:p>
          </table:table-cell>
          <table:table-cell office:value-type="float" office:value="-1.71482183069064" calcext:value-type="float">
            <text:p>-1.71482183069064</text:p>
          </table:table-cell>
          <table:table-cell office:value-type="float" office:value="-1.4144396092809" calcext:value-type="float">
            <text:p>-1.4144396092809</text:p>
          </table:table-cell>
          <table:table-cell office:value-type="float" office:value="-2.36518078748582" calcext:value-type="float">
            <text:p>-2.36518078748582</text:p>
          </table:table-cell>
          <table:table-cell table:number-columns-repeated="2" office:value-type="float" office:value="-1.93929111572159" calcext:value-type="float">
            <text:p>-1.93929111572159</text:p>
          </table:table-cell>
          <table:table-cell office:value-type="float" office:value="-0.458372394095724" calcext:value-type="float">
            <text:p>-0.458372394095724</text:p>
          </table:table-cell>
          <table:table-cell office:value-type="float" office:value="-4.32921238793951" calcext:value-type="float">
            <text:p>-4.32921238793951</text:p>
          </table:table-cell>
          <table:table-cell office:value-type="float" office:value="-1.1423091217571" calcext:value-type="float">
            <text:p>-1.1423091217571</text:p>
          </table:table-cell>
          <table:table-cell office:value-type="float" office:value="-0.347048759274443" calcext:value-type="float">
            <text:p>-0.347048759274443</text:p>
          </table:table-cell>
          <table:table-cell office:value-type="float" office:value="-1.79783934059372" calcext:value-type="float">
            <text:p>-1.79783934059372</text:p>
          </table:table-cell>
          <table:table-cell office:value-type="float" office:value="1.13205014005466" calcext:value-type="float">
            <text:p>1.13205014005466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float" office:value="-1.21399954929057" calcext:value-type="float">
            <text:p>-1.21399954929057</text:p>
          </table:table-cell>
          <table:table-cell office:value-type="float" office:value="-0.173797822254237" calcext:value-type="float">
            <text:p>-0.173797822254237</text:p>
          </table:table-cell>
          <table:table-cell office:value-type="float" office:value="-1.34629776234635" calcext:value-type="float">
            <text:p>-1.34629776234635</text:p>
          </table:table-cell>
          <table:table-cell office:value-type="float" office:value="-0.499198664943606" calcext:value-type="float">
            <text:p>-0.499198664943606</text:p>
          </table:table-cell>
          <table:table-cell office:value-type="float" office:value="-3.04783937884152" calcext:value-type="float">
            <text:p>-3.04783937884152</text:p>
          </table:table-cell>
          <table:table-cell office:value-type="float" office:value="-1.11740965670562" calcext:value-type="float">
            <text:p>-1.11740965670562</text:p>
          </table:table-cell>
          <table:table-cell office:value-type="float" office:value="-1.23760968561022" calcext:value-type="float">
            <text:p>-1.23760968561022</text:p>
          </table:table-cell>
          <table:table-cell office:value-type="float" office:value="-3.22992524832672" calcext:value-type="float">
            <text:p>-3.22992524832672</text:p>
          </table:table-cell>
          <table:table-cell office:value-type="float" office:value="-2.44100756199396" calcext:value-type="float">
            <text:p>-2.44100756199396</text:p>
          </table:table-cell>
          <table:table-cell office:value-type="float" office:value="-2.89205567186313" calcext:value-type="float">
            <text:p>-2.89205567186313</text:p>
          </table:table-cell>
          <table:table-cell office:value-type="float" office:value="-1.71991410021759" calcext:value-type="float">
            <text:p>-1.71991410021759</text:p>
          </table:table-cell>
          <table:table-cell office:value-type="float" office:value="1.09591161596603" calcext:value-type="float">
            <text:p>1.09591161596603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float" office:value="-2.79574496448908" calcext:value-type="float">
            <text:p>-2.79574496448908</text:p>
          </table:table-cell>
          <table:table-cell office:value-type="float" office:value="-2.65864402467936" calcext:value-type="float">
            <text:p>-2.65864402467936</text:p>
          </table:table-cell>
          <table:table-cell office:value-type="float" office:value="-2.63413073204525" calcext:value-type="float">
            <text:p>-2.63413073204525</text:p>
          </table:table-cell>
          <table:table-cell office:value-type="float" office:value="-4.49925040739527" calcext:value-type="float">
            <text:p>-4.49925040739527</text:p>
          </table:table-cell>
          <table:table-cell office:value-type="float" office:value="-1.55775095336068" calcext:value-type="float">
            <text:p>-1.55775095336068</text:p>
          </table:table-cell>
          <table:table-cell office:value-type="float" office:value="-9.60275318705495" calcext:value-type="float">
            <text:p>-9.60275318705495</text:p>
          </table:table-cell>
          <table:table-cell office:value-type="float" office:value="-0.707512589470544" calcext:value-type="float">
            <text:p>-0.707512589470544</text:p>
          </table:table-cell>
          <table:table-cell office:value-type="float" office:value="-1.57993451604665" calcext:value-type="float">
            <text:p>-1.57993451604665</text:p>
          </table:table-cell>
          <table:table-cell office:value-type="float" office:value="-1.68862185450579" calcext:value-type="float">
            <text:p>-1.68862185450579</text:p>
          </table:table-cell>
          <table:table-cell office:value-type="float" office:value="-1.09155371528202" calcext:value-type="float">
            <text:p>-1.09155371528202</text:p>
          </table:table-cell>
          <table:table-cell office:value-type="float" office:value="-2.88158969443296" calcext:value-type="float">
            <text:p>-2.88158969443296</text:p>
          </table:table-cell>
          <table:table-cell office:value-type="float" office:value="2.59722164484504" calcext:value-type="float">
            <text:p>2.5972216448450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float" office:value="-5.36147394258333" calcext:value-type="float">
            <text:p>-5.36147394258333</text:p>
          </table:table-cell>
          <table:table-cell office:value-type="float" office:value="-3.26824658318525" calcext:value-type="float">
            <text:p>-3.26824658318525</text:p>
          </table:table-cell>
          <table:table-cell office:value-type="float" office:value="-2.98543214506073" calcext:value-type="float">
            <text:p>-2.98543214506073</text:p>
          </table:table-cell>
          <table:table-cell office:value-type="float" office:value="-4.6346323738053" calcext:value-type="float">
            <text:p>-4.6346323738053</text:p>
          </table:table-cell>
          <table:table-cell office:value-type="float" office:value="-10.6785817332124" calcext:value-type="float">
            <text:p>-10.6785817332124</text:p>
          </table:table-cell>
          <table:table-cell office:value-type="float" office:value="-10.4900967821921" calcext:value-type="float">
            <text:p>-10.4900967821921</text:p>
          </table:table-cell>
          <table:table-cell office:value-type="float" office:value="-2.59566014595666" calcext:value-type="float">
            <text:p>-2.59566014595666</text:p>
          </table:table-cell>
          <table:table-cell office:value-type="float" office:value="-9.60505246200282" calcext:value-type="float">
            <text:p>-9.60505246200282</text:p>
          </table:table-cell>
          <table:table-cell office:value-type="float" office:value="-0.887704143698514" calcext:value-type="float">
            <text:p>-0.887704143698514</text:p>
          </table:table-cell>
          <table:table-cell office:value-type="float" office:value="-0.517654458609756" calcext:value-type="float">
            <text:p>-0.517654458609756</text:p>
          </table:table-cell>
          <table:table-cell office:value-type="float" office:value="-5.10245347703068" calcext:value-type="float">
            <text:p>-5.10245347703068</text:p>
          </table:table-cell>
          <table:table-cell office:value-type="float" office:value="3.85276024508561" calcext:value-type="float">
            <text:p>3.85276024508561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float" office:value="-13.3208130110974" calcext:value-type="float">
            <text:p>-13.3208130110974</text:p>
          </table:table-cell>
          <table:table-cell office:value-type="float" office:value="-6.34122682846334" calcext:value-type="float">
            <text:p>-6.34122682846334</text:p>
          </table:table-cell>
          <table:table-cell office:value-type="float" office:value="-5.05359553549045" calcext:value-type="float">
            <text:p>-5.05359553549045</text:p>
          </table:table-cell>
          <table:table-cell office:value-type="float" office:value="-3.54356957311604" calcext:value-type="float">
            <text:p>-3.54356957311604</text:p>
          </table:table-cell>
          <table:table-cell office:value-type="float" office:value="-1.8250047254915" calcext:value-type="float">
            <text:p>-1.8250047254915</text:p>
          </table:table-cell>
          <table:table-cell office:value-type="float" office:value="-4.02523615173124" calcext:value-type="float">
            <text:p>-4.02523615173124</text:p>
          </table:table-cell>
          <table:table-cell office:value-type="float" office:value="-10.3375381071624" calcext:value-type="float">
            <text:p>-10.3375381071624</text:p>
          </table:table-cell>
          <table:table-cell office:value-type="float" office:value="-0.29033290655395" calcext:value-type="float">
            <text:p>-0.29033290655395</text:p>
          </table:table-cell>
          <table:table-cell office:value-type="float" office:value="-6.21837210869205" calcext:value-type="float">
            <text:p>-6.21837210869205</text:p>
          </table:table-cell>
          <table:table-cell office:value-type="float" office:value="-10.9620640228552" calcext:value-type="float">
            <text:p>-10.9620640228552</text:p>
          </table:table-cell>
          <table:table-cell office:value-type="float" office:value="-6.19177529706534" calcext:value-type="float">
            <text:p>-6.19177529706534</text:p>
          </table:table-cell>
          <table:table-cell office:value-type="float" office:value="4.18578642274155" calcext:value-type="float">
            <text:p>4.18578642274155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float" office:value="-9.94182029654045" calcext:value-type="float">
            <text:p>-9.94182029654045</text:p>
          </table:table-cell>
          <table:table-cell office:value-type="float" office:value="-6.31421005225088" calcext:value-type="float">
            <text:p>-6.31421005225088</text:p>
          </table:table-cell>
          <table:table-cell office:value-type="float" office:value="-5.77899208849407" calcext:value-type="float">
            <text:p>-5.77899208849407</text:p>
          </table:table-cell>
          <table:table-cell office:value-type="float" office:value="-3.49553702526437" calcext:value-type="float">
            <text:p>-3.49553702526437</text:p>
          </table:table-cell>
          <table:table-cell office:value-type="float" office:value="-7.18812371838044" calcext:value-type="float">
            <text:p>-7.18812371838044</text:p>
          </table:table-cell>
          <table:table-cell office:value-type="float" office:value="-2.93139009376905" calcext:value-type="float">
            <text:p>-2.93139009376905</text:p>
          </table:table-cell>
          <table:table-cell office:value-type="float" office:value="-5.3250531088271" calcext:value-type="float">
            <text:p>-5.3250531088271</text:p>
          </table:table-cell>
          <table:table-cell office:value-type="float" office:value="-9.84051702962391" calcext:value-type="float">
            <text:p>-9.84051702962391</text:p>
          </table:table-cell>
          <table:table-cell office:value-type="float" office:value="-4.50522087853335" calcext:value-type="float">
            <text:p>-4.50522087853335</text:p>
          </table:table-cell>
          <table:table-cell office:value-type="float" office:value="-3.92109621259693" calcext:value-type="float">
            <text:p>-3.92109621259693</text:p>
          </table:table-cell>
          <table:table-cell office:value-type="float" office:value="-5.92419605042806" calcext:value-type="float">
            <text:p>-5.92419605042806</text:p>
          </table:table-cell>
          <table:table-cell office:value-type="float" office:value="2.46057190224369" calcext:value-type="float">
            <text:p>2.46057190224369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float" office:value="-9.88230963490258" calcext:value-type="float">
            <text:p>-9.88230963490258</text:p>
          </table:table-cell>
          <table:table-cell office:value-type="float" office:value="-1.60850904288424" calcext:value-type="float">
            <text:p>-1.60850904288424</text:p>
          </table:table-cell>
          <table:table-cell office:value-type="float" office:value="-2.26026552579043" calcext:value-type="float">
            <text:p>-2.26026552579043</text:p>
          </table:table-cell>
          <table:table-cell office:value-type="float" office:value="-13.3421901633066" calcext:value-type="float">
            <text:p>-13.3421901633066</text:p>
          </table:table-cell>
          <table:table-cell office:value-type="float" office:value="-7.71206058911655" calcext:value-type="float">
            <text:p>-7.71206058911655</text:p>
          </table:table-cell>
          <table:table-cell office:value-type="float" office:value="-1.41826377575298" calcext:value-type="float">
            <text:p>-1.41826377575298</text:p>
          </table:table-cell>
          <table:table-cell office:value-type="float" office:value="-10.8658920929787" calcext:value-type="float">
            <text:p>-10.8658920929787</text:p>
          </table:table-cell>
          <table:table-cell office:value-type="float" office:value="-2.98991795240814" calcext:value-type="float">
            <text:p>-2.98991795240814</text:p>
          </table:table-cell>
          <table:table-cell office:value-type="float" office:value="-8.78689656793833" calcext:value-type="float">
            <text:p>-8.78689656793833</text:p>
          </table:table-cell>
          <table:table-cell office:value-type="float" office:value="-1.37673259296042" calcext:value-type="float">
            <text:p>-1.37673259296042</text:p>
          </table:table-cell>
          <table:table-cell office:value-type="float" office:value="-6.02430379380389" calcext:value-type="float">
            <text:p>-6.02430379380389</text:p>
          </table:table-cell>
          <table:table-cell office:value-type="float" office:value="4.57101176006671" calcext:value-type="float">
            <text:p>4.57101176006671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float" office:value="-7.41494340771216" calcext:value-type="float">
            <text:p>-7.41494340771216</text:p>
          </table:table-cell>
          <table:table-cell office:value-type="float" office:value="-8.18229386640895" calcext:value-type="float">
            <text:p>-8.18229386640895</text:p>
          </table:table-cell>
          <table:table-cell office:value-type="float" office:value="-10.7354436866775" calcext:value-type="float">
            <text:p>-10.7354436866775</text:p>
          </table:table-cell>
          <table:table-cell office:value-type="float" office:value="-4.1487071057247" calcext:value-type="float">
            <text:p>-4.1487071057247</text:p>
          </table:table-cell>
          <table:table-cell office:value-type="float" office:value="-13.9575036902784" calcext:value-type="float">
            <text:p>-13.9575036902784</text:p>
          </table:table-cell>
          <table:table-cell office:value-type="float" office:value="-11.0763901827101" calcext:value-type="float">
            <text:p>-11.0763901827101</text:p>
          </table:table-cell>
          <table:table-cell office:value-type="float" office:value="-2.25012918554938" calcext:value-type="float">
            <text:p>-2.25012918554938</text:p>
          </table:table-cell>
          <table:table-cell office:value-type="float" office:value="-10.693825154971" calcext:value-type="float">
            <text:p>-10.693825154971</text:p>
          </table:table-cell>
          <table:table-cell office:value-type="float" office:value="-9.60948987968936" calcext:value-type="float">
            <text:p>-9.60948987968936</text:p>
          </table:table-cell>
          <table:table-cell office:value-type="float" office:value="-8.82095549921026" calcext:value-type="float">
            <text:p>-8.82095549921026</text:p>
          </table:table-cell>
          <table:table-cell office:value-type="float" office:value="-8.68896816589319" calcext:value-type="float">
            <text:p>-8.68896816589319</text:p>
          </table:table-cell>
          <table:table-cell office:value-type="float" office:value="3.43967086253475" calcext:value-type="float">
            <text:p>3.4396708625347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float" office:value="-13.0822886372162" calcext:value-type="float">
            <text:p>-13.0822886372162</text:p>
          </table:table-cell>
          <table:table-cell office:value-type="float" office:value="-5.65958224060605" calcext:value-type="float">
            <text:p>-5.65958224060605</text:p>
          </table:table-cell>
          <table:table-cell office:value-type="float" office:value="-11.239647960214" calcext:value-type="float">
            <text:p>-11.239647960214</text:p>
          </table:table-cell>
          <table:table-cell office:value-type="float" office:value="-7.20673897131" calcext:value-type="float">
            <text:p>-7.20673897131</text:p>
          </table:table-cell>
          <table:table-cell office:value-type="float" office:value="-11.2333664195566" calcext:value-type="float">
            <text:p>-11.2333664195566</text:p>
          </table:table-cell>
          <table:table-cell office:value-type="float" office:value="-13.2245303342961" calcext:value-type="float">
            <text:p>-13.2245303342961</text:p>
          </table:table-cell>
          <table:table-cell office:value-type="float" office:value="-6.1206709075493" calcext:value-type="float">
            <text:p>-6.1206709075493</text:p>
          </table:table-cell>
          <table:table-cell office:value-type="float" office:value="-7.48837125545095" calcext:value-type="float">
            <text:p>-7.48837125545095</text:p>
          </table:table-cell>
          <table:table-cell office:value-type="float" office:value="-11.8423397618031" calcext:value-type="float">
            <text:p>-11.8423397618031</text:p>
          </table:table-cell>
          <table:table-cell office:value-type="float" office:value="-13.5534630580835" calcext:value-type="float">
            <text:p>-13.5534630580835</text:p>
          </table:table-cell>
          <table:table-cell office:value-type="float" office:value="-10.0650999546086" calcext:value-type="float">
            <text:p>-10.0650999546086</text:p>
          </table:table-cell>
          <table:table-cell office:value-type="float" office:value="3.10794610690234" calcext:value-type="float">
            <text:p>3.10794610690234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float" office:value="-7.30454810315606" calcext:value-type="float">
            <text:p>-7.30454810315606</text:p>
          </table:table-cell>
          <table:table-cell office:value-type="float" office:value="-12.8744674527385" calcext:value-type="float">
            <text:p>-12.8744674527385</text:p>
          </table:table-cell>
          <table:table-cell office:value-type="float" office:value="-16.6986959066636" calcext:value-type="float">
            <text:p>-16.6986959066636</text:p>
          </table:table-cell>
          <table:table-cell office:value-type="float" office:value="-6.76012250642096" calcext:value-type="float">
            <text:p>-6.76012250642096</text:p>
          </table:table-cell>
          <table:table-cell office:value-type="float" office:value="-19.5632578141524" calcext:value-type="float">
            <text:p>-19.5632578141524</text:p>
          </table:table-cell>
          <table:table-cell office:value-type="float" office:value="-15.9908999165388" calcext:value-type="float">
            <text:p>-15.9908999165388</text:p>
          </table:table-cell>
          <table:table-cell office:value-type="float" office:value="-14.2117200213854" calcext:value-type="float">
            <text:p>-14.2117200213854</text:p>
          </table:table-cell>
          <table:table-cell office:value-type="float" office:value="-8.46736708651027" calcext:value-type="float">
            <text:p>-8.46736708651027</text:p>
          </table:table-cell>
          <table:table-cell office:value-type="float" office:value="-18.2562789423867" calcext:value-type="float">
            <text:p>-18.2562789423867</text:p>
          </table:table-cell>
          <table:table-cell office:value-type="float" office:value="-8.62568283262887" calcext:value-type="float">
            <text:p>-8.62568283262887</text:p>
          </table:table-cell>
          <table:table-cell office:value-type="float" office:value="-12.8753040582582" calcext:value-type="float">
            <text:p>-12.8753040582582</text:p>
          </table:table-cell>
          <table:table-cell office:value-type="float" office:value="4.78089767815694" calcext:value-type="float">
            <text:p>4.78089767815694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float" office:value="-13.6119310392997" calcext:value-type="float">
            <text:p>-13.6119310392997</text:p>
          </table:table-cell>
          <table:table-cell office:value-type="float" office:value="-11.6239442242777" calcext:value-type="float">
            <text:p>-11.6239442242777</text:p>
          </table:table-cell>
          <table:table-cell office:value-type="float" office:value="-13.8057774418581" calcext:value-type="float">
            <text:p>-13.8057774418581</text:p>
          </table:table-cell>
          <table:table-cell office:value-type="float" office:value="-15.2090363660461" calcext:value-type="float">
            <text:p>-15.2090363660461</text:p>
          </table:table-cell>
          <table:table-cell office:value-type="float" office:value="-12.2613011078267" calcext:value-type="float">
            <text:p>-12.2613011078267</text:p>
          </table:table-cell>
          <table:table-cell office:value-type="float" office:value="-6.36112939740834" calcext:value-type="float">
            <text:p>-6.36112939740834</text:p>
          </table:table-cell>
          <table:table-cell office:value-type="float" office:value="-12.0009361253836" calcext:value-type="float">
            <text:p>-12.0009361253836</text:p>
          </table:table-cell>
          <table:table-cell office:value-type="float" office:value="-13.3146185559221" calcext:value-type="float">
            <text:p>-13.3146185559221</text:p>
          </table:table-cell>
          <table:table-cell office:value-type="float" office:value="-15.6697833348629" calcext:value-type="float">
            <text:p>-15.6697833348629</text:p>
          </table:table-cell>
          <table:table-cell office:value-type="float" office:value="-11.0167805864583" calcext:value-type="float">
            <text:p>-11.0167805864583</text:p>
          </table:table-cell>
          <table:table-cell office:value-type="float" office:value="-12.4875238179344" calcext:value-type="float">
            <text:p>-12.4875238179344</text:p>
          </table:table-cell>
          <table:table-cell office:value-type="float" office:value="2.62359135463715" calcext:value-type="float">
            <text:p>2.62359135463715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float" office:value="-10.9519532392948" calcext:value-type="float">
            <text:p>-10.9519532392948</text:p>
          </table:table-cell>
          <table:table-cell office:value-type="float" office:value="-6.48947177851301" calcext:value-type="float">
            <text:p>-6.48947177851301</text:p>
          </table:table-cell>
          <table:table-cell office:value-type="float" office:value="-10.7675715480968" calcext:value-type="float">
            <text:p>-10.7675715480968</text:p>
          </table:table-cell>
          <table:table-cell office:value-type="float" office:value="-10.3576797620612" calcext:value-type="float">
            <text:p>-10.3576797620612</text:p>
          </table:table-cell>
          <table:table-cell office:value-type="float" office:value="-10.0315393692234" calcext:value-type="float">
            <text:p>-10.0315393692234</text:p>
          </table:table-cell>
          <table:table-cell office:value-type="float" office:value="-19.5631671794242" calcext:value-type="float">
            <text:p>-19.5631671794242</text:p>
          </table:table-cell>
          <table:table-cell office:value-type="float" office:value="-10.5191985699686" calcext:value-type="float">
            <text:p>-10.5191985699686</text:p>
          </table:table-cell>
          <table:table-cell office:value-type="float" office:value="-20.0397814080167" calcext:value-type="float">
            <text:p>-20.0397814080167</text:p>
          </table:table-cell>
          <table:table-cell office:value-type="float" office:value="-16.6500109082122" calcext:value-type="float">
            <text:p>-16.6500109082122</text:p>
          </table:table-cell>
          <table:table-cell office:value-type="float" office:value="-13.2005483747244" calcext:value-type="float">
            <text:p>-13.2005483747244</text:p>
          </table:table-cell>
          <table:table-cell office:value-type="float" office:value="-12.8570922137535" calcext:value-type="float">
            <text:p>-12.8570922137535</text:p>
          </table:table-cell>
          <table:table-cell office:value-type="float" office:value="4.4634996131078" calcext:value-type="float">
            <text:p>4.4634996131078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float" office:value="-28.1844317097624" calcext:value-type="float">
            <text:p>-28.1844317097624</text:p>
          </table:table-cell>
          <table:table-cell office:value-type="float" office:value="-15.5556152051963" calcext:value-type="float">
            <text:p>-15.5556152051963</text:p>
          </table:table-cell>
          <table:table-cell office:value-type="float" office:value="-15.3642137203847" calcext:value-type="float">
            <text:p>-15.3642137203847</text:p>
          </table:table-cell>
          <table:table-cell office:value-type="float" office:value="-10.3504997616292" calcext:value-type="float">
            <text:p>-10.3504997616292</text:p>
          </table:table-cell>
          <table:table-cell office:value-type="float" office:value="-19.7653641551295" calcext:value-type="float">
            <text:p>-19.7653641551295</text:p>
          </table:table-cell>
          <table:table-cell office:value-type="float" office:value="-24.1478001019592" calcext:value-type="float">
            <text:p>-24.1478001019592</text:p>
          </table:table-cell>
          <table:table-cell office:value-type="float" office:value="-4.87930662472701" calcext:value-type="float">
            <text:p>-4.87930662472701</text:p>
          </table:table-cell>
          <table:table-cell office:value-type="float" office:value="-12.3183451931466" calcext:value-type="float">
            <text:p>-12.3183451931466</text:p>
          </table:table-cell>
          <table:table-cell office:value-type="float" office:value="-20.4421656959741" calcext:value-type="float">
            <text:p>-20.4421656959741</text:p>
          </table:table-cell>
          <table:table-cell office:value-type="float" office:value="-18.5780817311569" calcext:value-type="float">
            <text:p>-18.5780817311569</text:p>
          </table:table-cell>
          <table:table-cell office:value-type="float" office:value="-16.9585823899066" calcext:value-type="float">
            <text:p>-16.9585823899066</text:p>
          </table:table-cell>
          <table:table-cell office:value-type="float" office:value="6.79835345718135" calcext:value-type="float">
            <text:p>6.79835345718135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float" office:value="-24.6616788064575" calcext:value-type="float">
            <text:p>-24.6616788064575</text:p>
          </table:table-cell>
          <table:table-cell office:value-type="float" office:value="-20.2849778680639" calcext:value-type="float">
            <text:p>-20.2849778680639</text:p>
          </table:table-cell>
          <table:table-cell office:value-type="float" office:value="-14.4453854026634" calcext:value-type="float">
            <text:p>-14.4453854026634</text:p>
          </table:table-cell>
          <table:table-cell office:value-type="float" office:value="-6.53903545446957" calcext:value-type="float">
            <text:p>-6.53903545446957</text:p>
          </table:table-cell>
          <table:table-cell office:value-type="float" office:value="-27.2142887091874" calcext:value-type="float">
            <text:p>-27.2142887091874</text:p>
          </table:table-cell>
          <table:table-cell office:value-type="float" office:value="-19.8406494618455" calcext:value-type="float">
            <text:p>-19.8406494618455</text:p>
          </table:table-cell>
          <table:table-cell office:value-type="float" office:value="-18.0459239792462" calcext:value-type="float">
            <text:p>-18.0459239792462</text:p>
          </table:table-cell>
          <table:table-cell office:value-type="float" office:value="-19.4372600652989" calcext:value-type="float">
            <text:p>-19.4372600652989</text:p>
          </table:table-cell>
          <table:table-cell office:value-type="float" office:value="-17.9215213824939" calcext:value-type="float">
            <text:p>-17.9215213824939</text:p>
          </table:table-cell>
          <table:table-cell office:value-type="float" office:value="-22.8467435611279" calcext:value-type="float">
            <text:p>-22.8467435611279</text:p>
          </table:table-cell>
          <table:table-cell office:value-type="float" office:value="-19.1237464690854" calcext:value-type="float">
            <text:p>-19.1237464690854</text:p>
          </table:table-cell>
          <table:table-cell office:value-type="float" office:value="5.72340258903154" calcext:value-type="float">
            <text:p>5.72340258903154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float" office:value="-17.7974815971603" calcext:value-type="float">
            <text:p>-17.7974815971603</text:p>
          </table:table-cell>
          <table:table-cell office:value-type="float" office:value="-16.1661555705901" calcext:value-type="float">
            <text:p>-16.1661555705901</text:p>
          </table:table-cell>
          <table:table-cell office:value-type="float" office:value="-20.8169455838547" calcext:value-type="float">
            <text:p>-20.8169455838547</text:p>
          </table:table-cell>
          <table:table-cell office:value-type="float" office:value="-18.7221748435045" calcext:value-type="float">
            <text:p>-18.7221748435045</text:p>
          </table:table-cell>
          <table:table-cell office:value-type="float" office:value="-23.158430376362" calcext:value-type="float">
            <text:p>-23.158430376362</text:p>
          </table:table-cell>
          <table:table-cell office:value-type="float" office:value="-27.3097056235298" calcext:value-type="float">
            <text:p>-27.3097056235298</text:p>
          </table:table-cell>
          <table:table-cell office:value-type="float" office:value="-17.7974815971603" calcext:value-type="float">
            <text:p>-17.7974815971603</text:p>
          </table:table-cell>
          <table:table-cell office:value-type="float" office:value="-23.158430376362" calcext:value-type="float">
            <text:p>-23.158430376362</text:p>
          </table:table-cell>
          <table:table-cell office:value-type="float" office:value="-26.3982066593763" calcext:value-type="float">
            <text:p>-26.3982066593763</text:p>
          </table:table-cell>
          <table:table-cell office:value-type="float" office:value="-22.9550465501928" calcext:value-type="float">
            <text:p>-22.9550465501928</text:p>
          </table:table-cell>
          <table:table-cell office:value-type="float" office:value="-21.4280058778093" calcext:value-type="float">
            <text:p>-21.4280058778093</text:p>
          </table:table-cell>
          <table:table-cell office:value-type="float" office:value="3.79123663265103" calcext:value-type="float">
            <text:p>3.79123663265103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per_horiz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table:number-columns-repeated="2" office:value-type="string" calcext:value-type="string">
            <text:p>[-0.02497234372755841, 0.0037131212101360056, -0.024270787791946802, 0.025414272841217667]</text:p>
          </table:table-cell>
          <table:table-cell office:value-type="string" calcext:value-type="string">
            <text:p>[-1.5376960330000022, -0.18420599838269158, -0.4171714888067557, -0.8928161618981578]</text:p>
          </table:table-cell>
          <table:table-cell office:value-type="string" calcext:value-type="string">
            <text:p>[-6.15154368629296, 0.12334104499149845, -0.03106277940581048, -0.12030649987737618]</text:p>
          </table:table-cell>
          <table:table-cell office:value-type="string" calcext:value-type="string">
            <text:p>[-0.42622529776750184, -1.4612783478255453, -2.32805485690748, -3.597458951872734]</text:p>
          </table:table-cell>
          <table:table-cell office:value-type="string" calcext:value-type="string">
            <text:p>[-1.5376960330000022, -0.18420599838269158, -0.4171714888067557, -0.8928161618981578]</text:p>
          </table:table-cell>
          <table:table-cell office:value-type="string" calcext:value-type="string">
            <text:p>[0.0, 0.0, 0.0, 0.0]</text:p>
          </table:table-cell>
          <table:table-cell office:value-type="string" calcext:value-type="string">
            <text:p>[-0.5341514141329551, -0.4435613526733606, -0.7373098363550712, -1.0143197757417122]</text:p>
          </table:table-cell>
          <table:table-cell office:value-type="string" calcext:value-type="string">
            <text:p>[-0.41137585807093924, -0.3425131857056396, -0.6089984829303452, -0.37869212780168304]</text:p>
          </table:table-cell>
          <table:table-cell office:value-type="string" calcext:value-type="string">
            <text:p>[-0.11356083576004039, -0.30044428617157504, -0.8128015537390176, -0.7235480918533099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-3.7775855587457885, -1.7592287854822475, -1.80683440597329, -1.9700563856783093]</text:p>
          </table:table-cell>
          <table:table-cell office:value-type="string" calcext:value-type="string">
            <text:p>[-1.3476911617015919, -1.6675940761000208, -2.1095138689377624, -1.7344882160232]</text:p>
          </table:table-cell>
          <table:table-cell office:value-type="string" calcext:value-type="string">
            <text:p>[-1.3511356675141917, -1.5954965757807082, -1.4754778040113603, -1.2356483898173565]</text:p>
          </table:table-cell>
          <table:table-cell office:value-type="string" calcext:value-type="string">
            <text:p>[-4.122493446681474, -2.016444332798306, -1.8143799018992102, -1.5074054685642713]</text:p>
          </table:table-cell>
          <table:table-cell table:number-columns-repeated="2" office:value-type="string" calcext:value-type="string">
            <text:p>[-0.3985714163653675, -1.420898571558804, -2.3508892255249547, -3.5868052494372415]</text:p>
          </table:table-cell>
          <table:table-cell office:value-type="string" calcext:value-type="string">
            <text:p>[-0.12789090640392686, -0.5117376213465752, -0.7254894865266204, -0.4683715621057738]</text:p>
          </table:table-cell>
          <table:table-cell office:value-type="string" calcext:value-type="string">
            <text:p>[-14.988407825671812, -0.48424999972656035, -0.6988276974608798, -1.1453640288987765]</text:p>
          </table:table-cell>
          <table:table-cell office:value-type="string" calcext:value-type="string">
            <text:p>[-0.5817020425803898, -0.9438175289366191, -1.6996293416481567, -1.3440875738632396]</text:p>
          </table:table-cell>
          <table:table-cell office:value-type="string" calcext:value-type="string">
            <text:p>[-0.21951056264879476, -0.31538817607705827, -0.5508677949234375, -0.30242850344848193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-1.6011884011112532, -0.9884267628295751, -1.1450468780800138, -1.1213361551414502]</text:p>
          </table:table-cell>
          <table:table-cell office:value-type="string" calcext:value-type="string">
            <text:p>[-0.676876311456498, -0.8387648158980188, -0.026961585309392966, 0.8474114236469599]</text:p>
          </table:table-cell>
          <table:table-cell office:value-type="string" calcext:value-type="string">
            <text:p>[-2.276281853795825, -0.6655058557099691, -1.1129817967484357, -1.3304215431311661]</text:p>
          </table:table-cell>
          <table:table-cell office:value-type="string" calcext:value-type="string">
            <text:p>[-0.1419805799378393, -0.33510705289059306, -0.8216794241428627, -0.6980276028031307]</text:p>
          </table:table-cell>
          <table:table-cell office:value-type="string" calcext:value-type="string">
            <text:p>[-6.97421247155674, -1.6367848435405952, -1.9015296108797708, -1.6788305893889577]</text:p>
          </table:table-cell>
          <table:table-cell office:value-type="string" calcext:value-type="string">
            <text:p>[-2.0344961166766984, -0.6330519380998822, -0.5431578117855551, -1.258932760260345]</text:p>
          </table:table-cell>
          <table:table-cell office:value-type="string" calcext:value-type="string">
            <text:p>[-0.5705760344249855, -1.1531988845848051, -1.780554661469469, -1.4461091619616173]</text:p>
          </table:table-cell>
          <table:table-cell office:value-type="string" calcext:value-type="string">
            <text:p>[-3.3913873990208954, -2.2615352455311655, -3.209687302630093, -4.057091046124728]</text:p>
          </table:table-cell>
          <table:table-cell office:value-type="string" calcext:value-type="string">
            <text:p>[-3.0588210236899505, -1.7837498610254077, -2.2870311429195933, -2.634428220340901]</text:p>
          </table:table-cell>
          <table:table-cell office:value-type="string" calcext:value-type="string">
            <text:p>[-3.1532880691591547, -1.927984087872714, -2.8494794986985816, -3.6374710317220726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-6.520551682367182, -1.1640724553118487, -1.4377998877572518, -2.06055583252005]</text:p>
          </table:table-cell>
          <table:table-cell office:value-type="string" calcext:value-type="string">
            <text:p>[-5.91536629097178, -1.3224846288243386, -1.5529144319182953, -1.8438107470030385]</text:p>
          </table:table-cell>
          <table:table-cell office:value-type="string" calcext:value-type="string">
            <text:p>[-2.4731047794477323, -2.1688228745428972, -2.902800069513889, -2.991795204676473]</text:p>
          </table:table-cell>
          <table:table-cell office:value-type="string" calcext:value-type="string">
            <text:p>[-8.107878543765734, -2.950974278686491, -3.532302843525703, -3.405845963603138]</text:p>
          </table:table-cell>
          <table:table-cell office:value-type="string" calcext:value-type="string">
            <text:p>[-0.5936005267420885, -1.3762421252486279, -2.2189659216113933, -2.042195239840594]</text:p>
          </table:table-cell>
          <table:table-cell office:value-type="string" calcext:value-type="string">
            <text:p>[-33.772097804669585, -1.7521091521795595, -1.3879692866531235, -1.4988365047175156]</text:p>
          </table:table-cell>
          <table:table-cell office:value-type="string" calcext:value-type="string">
            <text:p>[-0.5912104497047155, -0.2839507331043212, -0.5575324697340234, -1.3973567053391145]</text:p>
          </table:table-cell>
          <table:table-cell office:value-type="string" calcext:value-type="string">
            <text:p>[-0.82412411989774, -1.5908450861092938, -2.3084542481174974, -1.5963146100620662]</text:p>
          </table:table-cell>
          <table:table-cell office:value-type="string" calcext:value-type="string">
            <text:p>[-6.2848017897744635, 0.07692613509825419, -0.2505991924736106, -0.29601257087334965]</text:p>
          </table:table-cell>
          <table:table-cell office:value-type="string" calcext:value-type="string">
            <text:p>[-2.3269465754842455, -0.31435291521315634, -0.6491273712766699, -1.075787999154021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-3.572854553432636, -5.951634753363733, -6.132791818433936, -5.788614645103007]</text:p>
          </table:table-cell>
          <table:table-cell office:value-type="string" calcext:value-type="string">
            <text:p>[-4.646513982081069, -1.75560020089236, -2.652722462585122, -4.018149687182437]</text:p>
          </table:table-cell>
          <table:table-cell office:value-type="string" calcext:value-type="string">
            <text:p>[-2.063756387019744, -2.3600571913764856, -3.790359748698613, -3.727555253148074]</text:p>
          </table:table-cell>
          <table:table-cell office:value-type="string" calcext:value-type="string">
            <text:p>[-15.627330405204741, -0.5549795275553882, -0.50003428798302, -1.8561852744780394]</text:p>
          </table:table-cell>
          <table:table-cell office:value-type="string" calcext:value-type="string">
            <text:p>[-29.55695050156706, -3.683857912589761, -4.359823409154218, -5.113695109538585]</text:p>
          </table:table-cell>
          <table:table-cell office:value-type="string" calcext:value-type="string">
            <text:p>[-30.00307287567201, -4.091679409248905, -4.435125531963857, -3.4305093118834895]</text:p>
          </table:table-cell>
          <table:table-cell office:value-type="string" calcext:value-type="string">
            <text:p>[-1.6646427970850253, -2.613523626954084, -2.8423860274857438, -3.262088132301799]</text:p>
          </table:table-cell>
          <table:table-cell office:value-type="string" calcext:value-type="string">
            <text:p>[-33.70464694679585, -1.6537117454451744, -1.4321691143588833, -1.6296820414113622]</text:p>
          </table:table-cell>
          <table:table-cell office:value-type="string" calcext:value-type="string">
            <text:p>[-0.64666668785196, -0.6427441011322976, -0.8888828929857429, -1.3725228928240574]</text:p>
          </table:table-cell>
          <table:table-cell office:value-type="string" calcext:value-type="string">
            <text:p>[-0.05321790063192999, 0.07503970129596471, -0.15933438370476782, -1.9331052513982927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-32.000023202846094, -5.440328085242885, -7.156004006077121, -8.686896750223315]</text:p>
          </table:table-cell>
          <table:table-cell office:value-type="string" calcext:value-type="string">
            <text:p>[-8.886491711006904, -5.344300609832486, -6.090687386170379, -5.043427606843598]</text:p>
          </table:table-cell>
          <table:table-cell office:value-type="string" calcext:value-type="string">
            <text:p>[-1.587065401173815, -4.00643011623496, -6.625829634425995, -7.995056990127036]</text:p>
          </table:table-cell>
          <table:table-cell office:value-type="string" calcext:value-type="string">
            <text:p>[-1.0058134952508402, -2.902899885828525, -4.879340228487727, -5.386224682897067]</text:p>
          </table:table-cell>
          <table:table-cell office:value-type="string" calcext:value-type="string">
            <text:p>[-4.037110562207635, -1.407960269959041, -0.7205639314826096, -1.134384138316702]</text:p>
          </table:table-cell>
          <table:table-cell office:value-type="string" calcext:value-type="string">
            <text:p>[-7.115912855574225, -2.0493073129522754, -3.1204120544815472, -3.8153123839169023]</text:p>
          </table:table-cell>
          <table:table-cell office:value-type="string" calcext:value-type="string">
            <text:p>[-29.651097176377483, -4.158629160601723, -4.095587572516868, -3.444838519153315]</text:p>
          </table:table-cell>
          <table:table-cell office:value-type="string" calcext:value-type="string">
            <text:p>[-0.4380286360416097, -0.34236953333020015, 0.28559202713368537, -0.6665254839776757]</text:p>
          </table:table-cell>
          <table:table-cell office:value-type="string" calcext:value-type="string">
            <text:p>[-9.277623456705552, -2.741659982672462, -4.599653352345734, -8.25455164304445]</text:p>
          </table:table-cell>
          <table:table-cell office:value-type="string" calcext:value-type="string">
            <text:p>[-34.516693088921244, -2.3454464187989243, -2.8504143314248553, -4.135702252275708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-10.002069966596538, -5.701517055630934, -10.599198962135059, -13.464495201799288]</text:p>
          </table:table-cell>
          <table:table-cell office:value-type="string" calcext:value-type="string">
            <text:p>[-16.05048638767983, -1.9074982473070934, -3.290881927513012, -4.007973646503582]</text:p>
          </table:table-cell>
          <table:table-cell office:value-type="string" calcext:value-type="string">
            <text:p>[-3.819319564938639, -4.5957031892267075, -6.665868044646084, -8.035077555164861]</text:p>
          </table:table-cell>
          <table:table-cell office:value-type="string" calcext:value-type="string">
            <text:p>[-1.7478208992692146, -2.393466711520076, -4.487775971010821, -5.353084519257378]</text:p>
          </table:table-cell>
          <table:table-cell office:value-type="string" calcext:value-type="string">
            <text:p>[-18.619243726398604, -2.9376807221194845, -3.3742163276875514, -3.821354097316121]</text:p>
          </table:table-cell>
          <table:table-cell office:value-type="string" calcext:value-type="string">
            <text:p>[-4.634756374065896, -1.0658660554295984, -2.4005041807788396, -3.624433764801882]</text:p>
          </table:table-cell>
          <table:table-cell office:value-type="string" calcext:value-type="string">
            <text:p>[-9.02591468544831, -2.708293274096696, -4.396390213954615, -5.169614261808775]</text:p>
          </table:table-cell>
          <table:table-cell office:value-type="string" calcext:value-type="string">
            <text:p>[-33.612809668746955, -1.5171423215796231, -1.944732938978344, -2.287383189190706]</text:p>
          </table:table-cell>
          <table:table-cell office:value-type="string" calcext:value-type="string">
            <text:p>[-2.9480603153229534, -3.7643245824997784, -5.459306674081255, -5.8491919422293925]</text:p>
          </table:table-cell>
          <table:table-cell office:value-type="string" calcext:value-type="string">
            <text:p>[-9.279668890277982, -0.6089865608932321, -2.1596050217893126, -3.6361243774271745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-30.322456136170217, -2.2984866364290424, -2.3884051605926437, -4.5198906064183975]</text:p>
          </table:table-cell>
          <table:table-cell office:value-type="string" calcext:value-type="string">
            <text:p>[-3.3544484858542667, -0.7801023522147066, -0.935661057587156, -1.3638242758808428]</text:p>
          </table:table-cell>
          <table:table-cell office:value-type="string" calcext:value-type="string">
            <text:p>[-8.071196751654819, -0.7406912987911962, -0.01599200298567638, -0.21318204973002075]</text:p>
          </table:table-cell>
          <table:table-cell office:value-type="string" calcext:value-type="string">
            <text:p>[-37.765685056284305, -4.784640446351718, -5.6575978679459515, -5.160837282644248]</text:p>
          </table:table-cell>
          <table:table-cell office:value-type="string" calcext:value-type="string">
            <text:p>[-10.70475758787801, -5.613616287117806, -6.792165767549241, -7.737702713921135]</text:p>
          </table:table-cell>
          <table:table-cell office:value-type="string" calcext:value-type="string">
            <text:p>[-2.673806449588323, -1.8854904827438013, -1.289664499832277, 0.1759063291524976]</text:p>
          </table:table-cell>
          <table:table-cell office:value-type="string" calcext:value-type="string">
            <text:p>[-14.896211503994138, -8.126164195958395, -9.947515206838208, -10.493677465124085]</text:p>
          </table:table-cell>
          <table:table-cell office:value-type="string" calcext:value-type="string">
            <text:p>[-11.4893900508934, -0.18568858803702515, -0.2786367709707971, -0.005956399731332773]</text:p>
          </table:table-cell>
          <table:table-cell office:value-type="string" calcext:value-type="string">
            <text:p>[-18.707228226469663, -3.5558534031307376, -5.285356587618861, -7.599148054534055]</text:p>
          </table:table-cell>
          <table:table-cell office:value-type="string" calcext:value-type="string">
            <text:p>[-1.953102263049411, -0.358354051501375, -1.1165513112689096, -2.0789227460219717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-6.537073599879606, -5.361446178972784, -7.719221040187674, -10.042032811808577]</text:p>
          </table:table-cell>
          <table:table-cell office:value-type="string" calcext:value-type="string">
            <text:p>[-20.962984829270393, -4.382825585105321, -4.1546120434630796, -3.2287530077969917]</text:p>
          </table:table-cell>
          <table:table-cell office:value-type="string" calcext:value-type="string">
            <text:p>[-40.27055051630688, -1.9720103177216508, -0.5123277911590396, -0.1868861215225115]</text:p>
          </table:table-cell>
          <table:table-cell office:value-type="string" calcext:value-type="string">
            <text:p>[-6.0082673728820035, -2.573988614982037, -3.6801472039236893, -4.332425231111059]</text:p>
          </table:table-cell>
          <table:table-cell office:value-type="string" calcext:value-type="string">
            <text:p>[-32.71372485787365, -7.565291748732417, -8.357550601292463, -7.193447553215226]</text:p>
          </table:table-cell>
          <table:table-cell office:value-type="string" calcext:value-type="string">
            <text:p>[-34.42217403937657, -3.8239804786638354, -2.8458407951734266, -3.2135654176265183]</text:p>
          </table:table-cell>
          <table:table-cell office:value-type="string" calcext:value-type="string">
            <text:p>[-6.129925268238368, -0.7585563500685844, -0.1909131048235091, -1.9211220190670453]</text:p>
          </table:table-cell>
          <table:table-cell office:value-type="string" calcext:value-type="string">
            <text:p>[-19.710569193918957, -6.3046509554585795, -7.8495089567161, -8.910571513790488]</text:p>
          </table:table-cell>
          <table:table-cell office:value-type="string" calcext:value-type="string">
            <text:p>[-31.495631969550853, -2.0396394066175993, -2.314514685152136, -2.588173457436871]</text:p>
          </table:table-cell>
          <table:table-cell office:value-type="string" calcext:value-type="string">
            <text:p>[-20.948056390556815, -4.4812266112095545, -4.878026180051909, -4.97651281502276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-46.487667958986975, -2.3141462074148578, -1.5063581846860963, -2.020982197776866]</text:p>
          </table:table-cell>
          <table:table-cell office:value-type="string" calcext:value-type="string">
            <text:p>[-11.269092745570774, -2.356651002539345, -4.508062511944422, -4.504522702369673]</text:p>
          </table:table-cell>
          <table:table-cell office:value-type="string" calcext:value-type="string">
            <text:p>[-40.261190967286, -2.071647739464888, -1.4509161569342899, -1.1748369771708678]</text:p>
          </table:table-cell>
          <table:table-cell office:value-type="string" calcext:value-type="string">
            <text:p>[-11.048440951531745, -4.406985594185753, -7.055796371132539, -6.315732968389942]</text:p>
          </table:table-cell>
          <table:table-cell office:value-type="string" calcext:value-type="string">
            <text:p>[-36.763166452893124, -2.3183534533537387, -3.15531366255426, -2.6966321094253676]</text:p>
          </table:table-cell>
          <table:table-cell office:value-type="string" calcext:value-type="string">
            <text:p>[-37.120864681139665, -5.4141353266445424, -5.580077888071067, -4.783043441329049]</text:p>
          </table:table-cell>
          <table:table-cell office:value-type="string" calcext:value-type="string">
            <text:p>[-18.88696261502365, -1.9751556382235025, -2.0058515189545822, -1.6147138579954534]</text:p>
          </table:table-cell>
          <table:table-cell office:value-type="string" calcext:value-type="string">
            <text:p>[-22.618201165403317, -1.4407915948334127, -2.5902963250915123, -3.3041959364755513]</text:p>
          </table:table-cell>
          <table:table-cell office:value-type="string" calcext:value-type="string">
            <text:p>[-38.76729455659043, -2.95364311371491, -2.5504358581645903, -3.097985518742319]</text:p>
          </table:table-cell>
          <table:table-cell office:value-type="string" calcext:value-type="string">
            <text:p>[-27.055485571284365, -6.838872780066874, -9.547810156926584, -10.771683724056015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-21.473012305108142, -2.8935798108127297, -2.563994735640862, -2.2876055610625112]</text:p>
          </table:table-cell>
          <table:table-cell office:value-type="string" calcext:value-type="string">
            <text:p>[-34.97436887146286, -4.772209626698687, -6.146032663066148, -5.605258649726341]</text:p>
          </table:table-cell>
          <table:table-cell office:value-type="string" calcext:value-type="string">
            <text:p>[-50.99192327604531, -5.322040228663494, -5.438640995858335, -5.042179126087176]</text:p>
          </table:table-cell>
          <table:table-cell office:value-type="string" calcext:value-type="string">
            <text:p>[-16.480386928240343, -2.5334121627632378, -3.570843158222514, -4.455847776457755]</text:p>
          </table:table-cell>
          <table:table-cell office:value-type="string" calcext:value-type="string">
            <text:p>[-59.39294063811904, -6.006533808211256, -6.350673664358819, -6.502883145920513]</text:p>
          </table:table-cell>
          <table:table-cell office:value-type="string" calcext:value-type="string">
            <text:p>[-50.63132227224925, -4.440666036429297, -4.258317768537934, -4.633293588938758]</text:p>
          </table:table-cell>
          <table:table-cell office:value-type="string" calcext:value-type="string">
            <text:p>[-49.41332881743803, -3.2796511789040084, -2.4434550130282284, -1.7104450761713075]</text:p>
          </table:table-cell>
          <table:table-cell office:value-type="string" calcext:value-type="string">
            <text:p>[-13.895281781918477, -4.355413015349807, -7.131426680077002, -8.487346868695788]</text:p>
          </table:table-cell>
          <table:table-cell office:value-type="string" calcext:value-type="string">
            <text:p>[-58.158504745398496, -5.441519452114552, -4.930377454640444, -4.494714117393461]</text:p>
          </table:table-cell>
          <table:table-cell office:value-type="string" calcext:value-type="string">
            <text:p>[-19.284314116820987, -3.9692575418737164, -5.061193963169108, -6.187965708651677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-49.7667979293102, -2.0260124340863106, -1.2038085156545364, -1.451105278147713]</text:p>
          </table:table-cell>
          <table:table-cell office:value-type="string" calcext:value-type="string">
            <text:p>[-21.842576357258903, -5.846554930938197, -7.6884266202606355, -11.118218988653151]</text:p>
          </table:table-cell>
          <table:table-cell office:value-type="string" calcext:value-type="string">
            <text:p>[-48.86601808216049, -2.4148419992328085, -2.0504249215276715, -1.891824764511485]</text:p>
          </table:table-cell>
          <table:table-cell office:value-type="string" calcext:value-type="string">
            <text:p>[-50.990453235688314, -3.591498849308694, -3.2304029102814935, -3.023790468905707]</text:p>
          </table:table-cell>
          <table:table-cell office:value-type="string" calcext:value-type="string">
            <text:p>[-17.07646656732935, -9.213885804489053, -11.307051418962333, -11.447800640526061]</text:p>
          </table:table-cell>
          <table:table-cell office:value-type="string" calcext:value-type="string">
            <text:p>[-18.756254758139402, -1.4518452047700636, -2.391257279748693, -2.8451603469752174]</text:p>
          </table:table-cell>
          <table:table-cell office:value-type="string" calcext:value-type="string">
            <text:p>[-37.54492794236557, -3.565623150947528, -3.6249476629397703, -3.268245745281595]</text:p>
          </table:table-cell>
          <table:table-cell office:value-type="string" calcext:value-type="string">
            <text:p>[-37.234004435426904, -4.608243121320976, -5.306247296191624, -6.10997937074893]</text:p>
          </table:table-cell>
          <table:table-cell office:value-type="string" calcext:value-type="string">
            <text:p>[-34.27810865553127, -5.419906019403542, -9.691362173550733, -13.28975649096622]</text:p>
          </table:table-cell>
          <table:table-cell office:value-type="string" calcext:value-type="string">
            <text:p>[-36.54689157663622, -3.166476586014988, -2.458956073972196, -1.8947981092096722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-36.29092682129193, -3.122022384726364, -2.523110736169798, -1.8717530149912731]</text:p>
          </table:table-cell>
          <table:table-cell office:value-type="string" calcext:value-type="string">
            <text:p>[-20.29106691078986, -2.3851838809332726, -1.9106349016688728, -1.371001420660023]</text:p>
          </table:table-cell>
          <table:table-cell office:value-type="string" calcext:value-type="string">
            <text:p>[-21.80728467199384, -5.84353839990186, -7.558297193955443, -7.86116592653594]</text:p>
          </table:table-cell>
          <table:table-cell office:value-type="string" calcext:value-type="string">
            <text:p>[-36.48133854397937, -1.435927939838355, -1.5528110149695573, -1.9606415494573426]</text:p>
          </table:table-cell>
          <table:table-cell office:value-type="string" calcext:value-type="string">
            <text:p>[-36.66296179278117, -1.6430128888328177, -0.7118314588892005, -1.1083513363902453]</text:p>
          </table:table-cell>
          <table:table-cell office:value-type="string" calcext:value-type="string">
            <text:p>[-68.10378142124026, -3.523475291931777, -3.13207554133057, -3.4933364631942077]</text:p>
          </table:table-cell>
          <table:table-cell office:value-type="string" calcext:value-type="string">
            <text:p>[-33.06459360505664, -2.812574719963279, -3.077073173680911, -3.1225527811733933]</text:p>
          </table:table-cell>
          <table:table-cell office:value-type="string" calcext:value-type="string">
            <text:p>[-59.15414058208788, -7.356375769636236, -7.240619252767, -6.407990027575661]</text:p>
          </table:table-cell>
          <table:table-cell office:value-type="string" calcext:value-type="string">
            <text:p>[-48.64859918017959, -5.187355817943207, -6.0796995344371885, -6.68438910028899]</text:p>
          </table:table-cell>
          <table:table-cell office:value-type="string" calcext:value-type="string">
            <text:p>[-38.64460277773907, -3.5256229507257375, -4.9937051641127495, -5.638262606319966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-82.60368485984966, -7.434244852950589, -9.955562927727035, -12.744234198522197]</text:p>
          </table:table-cell>
          <table:table-cell office:value-type="string" calcext:value-type="string">
            <text:p>[-55.50915677245178, -2.8154027326930287, -2.2879115039387887, -1.6099898117014178]</text:p>
          </table:table-cell>
          <table:table-cell office:value-type="string" calcext:value-type="string">
            <text:p>[-51.54946170164265, -2.6132486173065184, -3.5896729506453617, -3.7044716119443155]</text:p>
          </table:table-cell>
          <table:table-cell office:value-type="string" calcext:value-type="string">
            <text:p>[-30.453563974321373, -2.7830374201954555, -4.338854513335266, -3.8265431386647286]</text:p>
          </table:table-cell>
          <table:table-cell office:value-type="string" calcext:value-type="string">
            <text:p>[-71.64815165618712, -3.505718627296339, -2.19022137195648, -1.7173649650781053]</text:p>
          </table:table-cell>
          <table:table-cell office:value-type="string" calcext:value-type="string">
            <text:p>[-77.576812590485, -7.1489583377948085, -6.4555530751333245, -5.409876404423697]</text:p>
          </table:table-cell>
          <table:table-cell office:value-type="string" calcext:value-type="string">
            <text:p>[-15.149847708202557, -1.6897047247999675, -1.6060659346920136, -1.0716081312134973]</text:p>
          </table:table-cell>
          <table:table-cell office:value-type="string" calcext:value-type="string">
            <text:p>[-40.64353548233473, -3.1631335464954002, -2.953875024257191, -2.512836719499023]</text:p>
          </table:table-cell>
          <table:table-cell office:value-type="string" calcext:value-type="string">
            <text:p>[-71.82615093063043, -4.564872830306754, -3.2336377275155037, -2.144001295443698]</text:p>
          </table:table-cell>
          <table:table-cell office:value-type="string" calcext:value-type="string">
            <text:p>[-65.11428247477633, -4.173311170636396, -2.8894424924516215, -2.1352907867633775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-89.36019415508787, -4.340129576068774, -2.927846406278234, -2.0185450883952294]</text:p>
          </table:table-cell>
          <table:table-cell office:value-type="string" calcext:value-type="string">
            <text:p>[-71.56352730550203, -4.545021101881197, -3.1035009153141724, -1.927862149558024]</text:p>
          </table:table-cell>
          <table:table-cell office:value-type="string" calcext:value-type="string">
            <text:p>[-51.18553899348122, -2.0830190735400933, -2.4341021046516254, -2.078881438980784]</text:p>
          </table:table-cell>
          <table:table-cell office:value-type="string" calcext:value-type="string">
            <text:p>[-21.476634744501055, -2.0775078602963903, -1.4047286469973441, -1.1972705660834748]</text:p>
          </table:table-cell>
          <table:table-cell office:value-type="string" calcext:value-type="string">
            <text:p>[-55.05621944240395, -12.446237693086104, -18.729861676503347, -22.624836024756377]</text:p>
          </table:table-cell>
          <table:table-cell office:value-type="string" calcext:value-type="string">
            <text:p>[-71.78922985681436, -3.9854463498659065, -2.1773557169787905, -1.4105659237229062]</text:p>
          </table:table-cell>
          <table:table-cell office:value-type="string" calcext:value-type="string">
            <text:p>[-63.15877876882483, -4.5523725000368165, -2.643061031387428, -1.8294836167356499]</text:p>
          </table:table-cell>
          <table:table-cell office:value-type="string" calcext:value-type="string">
            <text:p>[-69.25708240921622, -3.950807458139205, -2.610554427171663, -1.9305959666686467]</text:p>
          </table:table-cell>
          <table:table-cell office:value-type="string" calcext:value-type="string">
            <text:p>[-62.55447706243509, -4.390725536372764, -2.8655943180631693, -1.8752886131047086]</text:p>
          </table:table-cell>
          <table:table-cell office:value-type="string" calcext:value-type="string">
            <text:p>[-73.9617982058558, -7.571447759662364, -5.836278507246639, -4.017449771746806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-59.24618352186353, -5.091981295778725, -4.222480000720363, -2.6292815702783745]</text:p>
          </table:table-cell>
          <table:table-cell office:value-type="string" calcext:value-type="string">
            <text:p>[-55.500220451673954, -4.362175402428159, -2.939318793479484, -1.862907634778943]</text:p>
          </table:table-cell>
          <table:table-cell office:value-type="string" calcext:value-type="string">
            <text:p>[-73.76897925995969, -4.724447289338429, -2.8993737593215885, -1.8749820267990547]</text:p>
          </table:table-cell>
          <table:table-cell office:value-type="string" calcext:value-type="string">
            <text:p>[-65.90105542514475, -4.674296843294634, -2.6300891692371486, -1.6832579363414535]</text:p>
          </table:table-cell>
          <table:table-cell office:value-type="string" calcext:value-type="string">
            <text:p>[-82.45593652592729, -4.7378270792740595, -3.2992812548721107, -2.1406766453746506]</text:p>
          </table:table-cell>
          <table:table-cell office:value-type="string" calcext:value-type="string">
            <text:p>[-97.21737788945923, -5.4566481815840895, -3.913729804639221, -2.6510666184366816]</text:p>
          </table:table-cell>
          <table:table-cell office:value-type="string" calcext:value-type="string">
            <text:p>[-59.24618352186353, -5.091981295778725, -4.222480000720363, -2.6292815702783745]</text:p>
          </table:table-cell>
          <table:table-cell office:value-type="string" calcext:value-type="string">
            <text:p>[-82.45593652592729, -4.7378270792740595, -3.2992812548721107, -2.1406766453746506]</text:p>
          </table:table-cell>
          <table:table-cell office:value-type="string" calcext:value-type="string">
            <text:p>[-93.52885075966645, -6.0620378164390365, -3.6938215076294467, -2.308116553770323]</text:p>
          </table:table-cell>
          <table:table-cell office:value-type="string" calcext:value-type="string">
            <text:p>[-81.32775585236264, -4.907611995746586, -3.4912210528122767, -2.0935972998497476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mse_per_horizo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table:number-columns-repeated="2" office:value-type="string" calcext:value-type="string">
            <text:p>[0.2608154342643019, 0.4833086427148048, 0.5569680297758292, 0.6537333314944259]</text:p>
          </table:table-cell>
          <table:table-cell office:value-type="string" calcext:value-type="string">
            <text:p>[0.2621115615304024, 0.4842169057860192, 0.5587555026043887, 0.6597197748842043]</text:p>
          </table:table-cell>
          <table:table-cell office:value-type="string" calcext:value-type="string">
            <text:p>[0.285717858811069, 0.4829953849431091, 0.5572053693135087, 0.655766526845727]</text:p>
          </table:table-cell>
          <table:table-cell office:value-type="string" calcext:value-type="string">
            <text:p>[0.2621955488311678, 0.4897727708927799, 0.5700288380699785, 0.6764716817698628]</text:p>
          </table:table-cell>
          <table:table-cell office:value-type="string" calcext:value-type="string">
            <text:p>[0.2621115615304024, 0.4842169057860192, 0.5587555026043887, 0.6597197748842043]</text:p>
          </table:table-cell>
          <table:table-cell office:value-type="string" calcext:value-type="string">
            <text:p>[0.26075031879842087, 0.48332658921690325, 0.5568448978527221, 0.6537814377616923]</text:p>
          </table:table-cell>
          <table:table-cell office:value-type="string" calcext:value-type="string">
            <text:p>[0.26314850890361435, 0.4855393067443349, 0.5610132952856596, 0.6603786338860953]</text:p>
          </table:table-cell>
          <table:table-cell office:value-type="string" calcext:value-type="string">
            <text:p>[0.26199793879248373, 0.4848658658606926, 0.5604266354655225, 0.656425018866708]</text:p>
          </table:table-cell>
          <table:table-cell office:value-type="string" calcext:value-type="string">
            <text:p>[0.2619288642227662, 0.48465831872740545, 0.5614235079492794, 0.6588684055539052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0.27101672835992735, 0.4920725672276139, 0.5667749646780692, 0.6665791143219912]</text:p>
          </table:table-cell>
          <table:table-cell office:value-type="string" calcext:value-type="string">
            <text:p>[0.2699672591171209, 0.49150278126669056, 0.5686573837860961, 0.665539915698615]</text:p>
          </table:table-cell>
          <table:table-cell office:value-type="string" calcext:value-type="string">
            <text:p>[0.26958797134310386, 0.4913792579006598, 0.5652455415285185, 0.6618012993466416]</text:p>
          </table:table-cell>
          <table:table-cell office:value-type="string" calcext:value-type="string">
            <text:p>[0.30194367816305223, 0.49301823507600695, 0.5669412233858145, 0.6638508528422334]</text:p>
          </table:table-cell>
          <table:table-cell table:number-columns-repeated="2" office:value-type="string" calcext:value-type="string">
            <text:p>[0.26264347277003997, 0.4895603170198305, 0.5701453874661617, 0.6764260875275324]</text:p>
          </table:table-cell>
          <table:table-cell office:value-type="string" calcext:value-type="string">
            <text:p>[0.2621250703091346, 0.48548358004218967, 0.5612130818706285, 0.6571651414776752]</text:p>
          </table:table-cell>
          <table:table-cell office:value-type="string" calcext:value-type="string">
            <text:p>[0.3233139819034596, 0.4858637102785591, 0.5602280389928382, 0.6623959794124922]</text:p>
          </table:table-cell>
          <table:table-cell office:value-type="string" calcext:value-type="string">
            <text:p>[0.2636885473228177, 0.48742272408320986, 0.5663136279768844, 0.6626771922293146]</text:p>
          </table:table-cell>
          <table:table-cell office:value-type="string" calcext:value-type="string">
            <text:p>[0.2631708790548969, 0.48459041205494985, 0.5601397493234056, 0.6561327366194063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0.274566669071324, 0.4881039185765945, 0.5628467419779793, 0.6619231183884715]</text:p>
          </table:table-cell>
          <table:table-cell office:value-type="string" calcext:value-type="string">
            <text:p>[0.2647538389884475, 0.48787838995509564, 0.5565675284515779, 0.6491320820719161]</text:p>
          </table:table-cell>
          <table:table-cell office:value-type="string" calcext:value-type="string">
            <text:p>[0.2641851793655727, 0.4863174811025531, 0.5631336834675981, 0.6629042770116922]</text:p>
          </table:table-cell>
          <table:table-cell office:value-type="string" calcext:value-type="string">
            <text:p>[0.2618800062004322, 0.48463533517609303, 0.5615240077108943, 0.6588772803056379]</text:p>
          </table:table-cell>
          <table:table-cell office:value-type="string" calcext:value-type="string">
            <text:p>[0.2879216421045459, 0.4907637025365951, 0.567980379208894, 0.6648544387101557]</text:p>
          </table:table-cell>
          <table:table-cell office:value-type="string" calcext:value-type="string">
            <text:p>[0.2649716674131932, 0.4867062602162743, 0.558397976039342, 0.662361280685103]</text:p>
          </table:table-cell>
          <table:table-cell office:value-type="string" calcext:value-type="string">
            <text:p>[0.2626080214719378, 0.48883835308026535, 0.5666034572680899, 0.6648604295056728]</text:p>
          </table:table-cell>
          <table:table-cell office:value-type="string" calcext:value-type="string">
            <text:p>[0.3143032602983307, 0.4936703751591379, 0.5747040442077247, 0.6801087862382299]</text:p>
          </table:table-cell>
          <table:table-cell office:value-type="string" calcext:value-type="string">
            <text:p>[0.28731100282367483, 0.49154269053919947, 0.5705522502620384, 0.6737535712691111]</text:p>
          </table:table-cell>
          <table:table-cell office:value-type="string" calcext:value-type="string">
            <text:p>[0.3066346849351183, 0.49186531532529304, 0.5725549324128565, 0.6775505717677803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0.293964173580472, 0.48906331075975085, 0.5648447103130034, 0.66737588699534]</text:p>
          </table:table-cell>
          <table:table-cell office:value-type="string" calcext:value-type="string">
            <text:p>[0.2643950726567343, 0.48924392955664686, 0.5651968951737237, 0.6669189287547221]</text:p>
          </table:table-cell>
          <table:table-cell office:value-type="string" calcext:value-type="string">
            <text:p>[0.2745123200754046, 0.4933323405955944, 0.573932268042038, 0.673850037853157]</text:p>
          </table:table-cell>
          <table:table-cell office:value-type="string" calcext:value-type="string">
            <text:p>[0.3190873027042831, 0.4976431478030544, 0.5764275542581916, 0.675734236406002]</text:p>
          </table:table-cell>
          <table:table-cell office:value-type="string" calcext:value-type="string">
            <text:p>[0.2748939181971054, 0.4892441528720715, 0.5692066674733977, 0.6673043262627825]</text:p>
          </table:table-cell>
          <table:table-cell office:value-type="string" calcext:value-type="string">
            <text:p>[0.3334338074995881, 0.49124960682241303, 0.5637499822754088, 0.6639229579930476]</text:p>
          </table:table-cell>
          <table:table-cell office:value-type="string" calcext:value-type="string">
            <text:p>[0.26500854532027746, 0.48469899861027277, 0.558839919236341, 0.6626266730717557]</text:p>
          </table:table-cell>
          <table:table-cell office:value-type="string" calcext:value-type="string">
            <text:p>[0.2646165480681037, 0.4917586840788745, 0.5696802220569086, 0.6641892650061845]</text:p>
          </table:table-cell>
          <table:table-cell office:value-type="string" calcext:value-type="string">
            <text:p>[0.28702012742715205, 0.48344228964877756, 0.5583568916486535, 0.6563104072377053]</text:p>
          </table:table-cell>
          <table:table-cell office:value-type="string" calcext:value-type="string">
            <text:p>[0.2620632213058255, 0.485192086322171, 0.5600936053376339, 0.6609206932632369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0.290417186708922, 0.5106364814675969, 0.5905805681236287, 0.6910111196666622]</text:p>
          </table:table-cell>
          <table:table-cell office:value-type="string" calcext:value-type="string">
            <text:p>[0.2755904685305752, 0.4919917740773778, 0.5724227504962616, 0.680268953700228]</text:p>
          </table:table-cell>
          <table:table-cell office:value-type="string" calcext:value-type="string">
            <text:p>[0.2753702272298261, 0.4945227580022699, 0.5775689946206897, 0.6796203585511329]</text:p>
          </table:table-cell>
          <table:table-cell office:value-type="string" calcext:value-type="string">
            <text:p>[0.2996657864813318, 0.485742734884082, 0.5588034869797968, 0.6654324308984769]</text:p>
          </table:table-cell>
          <table:table-cell office:value-type="string" calcext:value-type="string">
            <text:p>[0.33102873028047786, 0.500146301732932, 0.5812335734197435, 0.6871402689321539]</text:p>
          </table:table-cell>
          <table:table-cell office:value-type="string" calcext:value-type="string">
            <text:p>[0.3407585804381064, 0.5016416498722629, 0.5810001965395072, 0.67733015379218]</text:p>
          </table:table-cell>
          <table:table-cell office:value-type="string" calcext:value-type="string">
            <text:p>[0.26957264022243976, 0.49539161401443743, 0.5723621197412403, 0.674472786463848]</text:p>
          </table:table-cell>
          <table:table-cell office:value-type="string" calcext:value-type="string">
            <text:p>[0.33222535801969005, 0.49131941779164273, 0.563982273088495, 0.664911672326854]</text:p>
          </table:table-cell>
          <table:table-cell office:value-type="string" calcext:value-type="string">
            <text:p>[0.26665973990990444, 0.486547479015478, 0.5616871705735126, 0.6628548474626164]</text:p>
          </table:table-cell>
          <table:table-cell office:value-type="string" calcext:value-type="string">
            <text:p>[0.26362164791388254, 0.4829639023880709, 0.556347795367252, 0.6650611791712827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0.34387873117439044, 0.5091638511930462, 0.5969710530606652, 0.7105941083051007]</text:p>
          </table:table-cell>
          <table:table-cell office:value-type="string" calcext:value-type="string">
            <text:p>[0.289477042756433, 0.507248774226328, 0.5904870284562177, 0.6876465299269362]</text:p>
          </table:table-cell>
          <table:table-cell office:value-type="string" calcext:value-type="string">
            <text:p>[0.26739053969174237, 0.5017052042460951, 0.5937404921124368, 0.7040863352982586]</text:p>
          </table:table-cell>
          <table:table-cell office:value-type="string" calcext:value-type="string">
            <text:p>[0.2675535872591957, 0.4979991444637958, 0.5843572482228236, 0.6901923065525282]</text:p>
          </table:table-cell>
          <table:table-cell office:value-type="string" calcext:value-type="string">
            <text:p>[0.29517474172022695, 0.48970710862275857, 0.5614636631118373, 0.6615809184494353]</text:p>
          </table:table-cell>
          <table:table-cell office:value-type="string" calcext:value-type="string">
            <text:p>[0.32840627975754555, 0.49323143635516803, 0.5739998620966129, 0.6781614808337978]</text:p>
          </table:table-cell>
          <table:table-cell office:value-type="string" calcext:value-type="string">
            <text:p>[0.32884270649371056, 0.502149367223348, 0.5796320821907827, 0.6770328909122304]</text:p>
          </table:table-cell>
          <table:table-cell office:value-type="string" calcext:value-type="string">
            <text:p>[0.26410920013875655, 0.48535034183200376, 0.5547369962133502, 0.6579074978015454]</text:p>
          </table:table-cell>
          <table:table-cell office:value-type="string" calcext:value-type="string">
            <text:p>[0.30041078279592154, 0.4957836069871255, 0.582904687712331, 0.7077356542187201]</text:p>
          </table:table-cell>
          <table:table-cell office:value-type="string" calcext:value-type="string">
            <text:p>[0.3465469839796593, 0.493871664062828, 0.5725351081577207, 0.6812597876143104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0.29765170852905354, 0.5100600532628763, 0.6146089522100114, 0.7397449738871398]</text:p>
          </table:table-cell>
          <table:table-cell office:value-type="string" calcext:value-type="string">
            <text:p>[0.3233074554554955, 0.4922476044040928, 0.5749647216445121, 0.6799728062741571]</text:p>
          </table:table-cell>
          <table:table-cell office:value-type="string" calcext:value-type="string">
            <text:p>[0.26551861491520845, 0.5045536809884646, 0.5929391597144078, 0.7072908581520012]</text:p>
          </table:table-cell>
          <table:table-cell office:value-type="string" calcext:value-type="string">
            <text:p>[0.27337879531380516, 0.4946757346151496, 0.5806803279362011, 0.6894209421797913]</text:p>
          </table:table-cell>
          <table:table-cell office:value-type="string" calcext:value-type="string">
            <text:p>[0.32179777767691875, 0.4975251812532059, 0.5750814827577111, 0.6797200640837489]</text:p>
          </table:table-cell>
          <table:table-cell office:value-type="string" calcext:value-type="string">
            <text:p>[0.2643696775505643, 0.4879220841860841, 0.5694733494185577, 0.6766209408230026]</text:p>
          </table:table-cell>
          <table:table-cell office:value-type="string" calcext:value-type="string">
            <text:p>[0.2951410798367427, 0.49566452117790205, 0.5815453668197202, 0.6882222436943259]</text:p>
          </table:table-cell>
          <table:table-cell office:value-type="string" calcext:value-type="string">
            <text:p>[0.34951767495623115, 0.4906593414533602, 0.5681809074817884, 0.6686146612599155]</text:p>
          </table:table-cell>
          <table:table-cell office:value-type="string" calcext:value-type="string">
            <text:p>[0.2723965205159751, 0.500884261223951, 0.5875444950442318, 0.6924038946668272]</text:p>
          </table:table-cell>
          <table:table-cell office:value-type="string" calcext:value-type="string">
            <text:p>[0.2967213393087578, 0.48676667616820934, 0.5684025278681737, 0.677522271544811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0.3288177503956937, 0.493091470167447, 0.5696729913322959, 0.6833195651774282]</text:p>
          </table:table-cell>
          <table:table-cell office:value-type="string" calcext:value-type="string">
            <text:p>[0.26719267918263934, 0.48642065314413324, 0.5621692430832504, 0.6636290760327607]</text:p>
          </table:table-cell>
          <table:table-cell office:value-type="string" calcext:value-type="string">
            <text:p>[0.2868047855377718, 0.4868942234457457, 0.5572757122370942, 0.6550177625755071]</text:p>
          </table:table-cell>
          <table:table-cell office:value-type="string" calcext:value-type="string">
            <text:p>[0.3607806737880028, 0.5069179063492734, 0.5886233631809455, 0.6882176592083145]</text:p>
          </table:table-cell>
          <table:table-cell office:value-type="string" calcext:value-type="string">
            <text:p>[0.30066401403392035, 0.5086960419280233, 0.593196829518769, 0.7052239781642783]</text:p>
          </table:table-cell>
          <table:table-cell office:value-type="string" calcext:value-type="string">
            <text:p>[0.3206970445825221, 0.4918247038152912, 0.5632213544441236, 0.6533876593353851]</text:p>
          </table:table-cell>
          <table:table-cell office:value-type="string" calcext:value-type="string">
            <text:p>[0.3344672720033952, 0.5225992589717834, 0.6124169435460397, 0.7230187956136735]</text:p>
          </table:table-cell>
          <table:table-cell office:value-type="string" calcext:value-type="string">
            <text:p>[0.29070893998411945, 0.4835633073930946, 0.5584226583508047, 0.6545202996871075]</text:p>
          </table:table-cell>
          <table:table-cell office:value-type="string" calcext:value-type="string">
            <text:p>[0.32411022380700316, 0.5004300539809442, 0.5857275096170573, 0.7042901483855997]</text:p>
          </table:table-cell>
          <table:table-cell office:value-type="string" calcext:value-type="string">
            <text:p>[0.27201454313650003, 0.48509866503448495, 0.5630360712792031, 0.6679149528120731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0.28060373619113044, 0.5077853201790725, 0.5998087862137794, 0.7185512688879421]</text:p>
          </table:table-cell>
          <table:table-cell office:value-type="string" calcext:value-type="string">
            <text:p>[0.3226660627485808, 0.5031663131864849, 0.5796736091390293, 0.6750890509285141]</text:p>
          </table:table-cell>
          <table:table-cell office:value-type="string" calcext:value-type="string">
            <text:p>[0.3632671820732458, 0.49327849814965746, 0.559375518436994, 0.6561606808791184]</text:p>
          </table:table-cell>
          <table:table-cell office:value-type="string" calcext:value-type="string">
            <text:p>[0.33047130848054307, 0.49542829459521304, 0.5775181974465865, 0.6815045287592647]</text:p>
          </table:table-cell>
          <table:table-cell office:value-type="string" calcext:value-type="string">
            <text:p>[0.3458826476670443, 0.5189028092913495, 0.6030149263042753, 0.7023705112237788]</text:p>
          </table:table-cell>
          <table:table-cell office:value-type="string" calcext:value-type="string">
            <text:p>[0.34324386882157537, 0.5018089036367493, 0.5728090541833254, 0.6745957210373069]</text:p>
          </table:table-cell>
          <table:table-cell office:value-type="string" calcext:value-type="string">
            <text:p>[0.26452503274952305, 0.48699289375097793, 0.5568017247766409, 0.6661560519346453]</text:p>
          </table:table-cell>
          <table:table-cell office:value-type="string" calcext:value-type="string">
            <text:p>[0.3319995869188885, 0.5129091182973781, 0.6008536455830922, 0.7115344402493818]</text:p>
          </table:table-cell>
          <table:table-cell office:value-type="string" calcext:value-type="string">
            <text:p>[0.35227387217614187, 0.49246914942448444, 0.5677176780739446, 0.670733386266909]</text:p>
          </table:table-cell>
          <table:table-cell office:value-type="string" calcext:value-type="string">
            <text:p>[0.3356901592982037, 0.5041040457976489, 0.5835749238951938, 0.6864248571759861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0.38645670147261285, 0.49460204050952744, 0.5648718718059312, 0.6671578637440768]</text:p>
          </table:table-cell>
          <table:table-cell office:value-type="string" calcext:value-type="string">
            <text:p>[0.29977828886366337, 0.49471691012722263, 0.580891657478379, 0.6854248660815934]</text:p>
          </table:table-cell>
          <table:table-cell office:value-type="string" calcext:value-type="string">
            <text:p>[0.355080332123681, 0.49327364258969614, 0.5658693258244691, 0.6614506120224749]</text:p>
          </table:table-cell>
          <table:table-cell office:value-type="string" calcext:value-type="string">
            <text:p>[0.3003517353471746, 0.5051421655625581, 0.5969234089944268, 0.6966481613822854]</text:p>
          </table:table-cell>
          <table:table-cell office:value-type="string" calcext:value-type="string">
            <text:p>[0.3538574056978286, 0.4944268223807117, 0.5737453900903696, 0.6732488011362187]</text:p>
          </table:table-cell>
          <table:table-cell office:value-type="string" calcext:value-type="string">
            <text:p>[0.3709339350590593, 0.508559077574633, 0.5876696369367306, 0.6844830716653748]</text:p>
          </table:table-cell>
          <table:table-cell office:value-type="string" calcext:value-type="string">
            <text:p>[0.32246221569529604, 0.4928730415948543, 0.5671085905122728, 0.6639931167808311]</text:p>
          </table:table-cell>
          <table:table-cell office:value-type="string" calcext:value-type="string">
            <text:p>[0.3259305707494681, 0.4908861863636848, 0.570853742495208, 0.6755115703505382]</text:p>
          </table:table-cell>
          <table:table-cell office:value-type="string" calcext:value-type="string">
            <text:p>[0.3624513357490404, 0.4978996439512084, 0.571469654551177, 0.6748657994734348]</text:p>
          </table:table-cell>
          <table:table-cell office:value-type="string" calcext:value-type="string">
            <text:p>[0.33181489582832424, 0.515675115491836, 0.6095431969541885, 0.7244368876840839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0.33164863962030955, 0.4973120298227733, 0.5710380546986631, 0.6693903961706107]</text:p>
          </table:table-cell>
          <table:table-cell office:value-type="string" calcext:value-type="string">
            <text:p>[0.35582542636606734, 0.5069527321153007, 0.5894473380029218, 0.6902164423774004]</text:p>
          </table:table-cell>
          <table:table-cell office:value-type="string" calcext:value-type="string">
            <text:p>[0.40532771291466624, 0.5087169195728446, 0.5862188194682901, 0.6866727385572474]</text:p>
          </table:table-cell>
          <table:table-cell office:value-type="string" calcext:value-type="string">
            <text:p>[0.3282802346937862, 0.4951766293001513, 0.5756494739211842, 0.6831611963391524]</text:p>
          </table:table-cell>
          <table:table-cell office:value-type="string" calcext:value-type="string">
            <text:p>[0.46671290884417427, 0.5129824046043043, 0.5922269515076226, 0.697325718662299]</text:p>
          </table:table-cell>
          <table:table-cell office:value-type="string" calcext:value-type="string">
            <text:p>[0.4037150591010282, 0.5044855978130988, 0.5801440977269295, 0.6835996368971419]</text:p>
          </table:table-cell>
          <table:table-cell office:value-type="string" calcext:value-type="string">
            <text:p>[0.411831435636476, 0.4985890685721128, 0.5702990867949891, 0.6656274664253642]</text:p>
          </table:table-cell>
          <table:table-cell office:value-type="string" calcext:value-type="string">
            <text:p>[0.3058124889564284, 0.503570830781856, 0.5975922212031167, 0.7089273366863238]</text:p>
          </table:table-cell>
          <table:table-cell office:value-type="string" calcext:value-type="string">
            <text:p>[0.46833572958433844, 0.5084316122087286, 0.5837404143620011, 0.6838208225510213]</text:p>
          </table:table-cell>
          <table:table-cell office:value-type="string" calcext:value-type="string">
            <text:p>[0.32587744996293266, 0.5012382362407567, 0.5848936736150793, 0.6938318747817817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0.4008895099128168, 0.493019833727314, 0.5634047735623798, 0.6640524440387514]</text:p>
          </table:table-cell>
          <table:table-cell office:value-type="string" calcext:value-type="string">
            <text:p>[0.3226494003954482, 0.5106662911365756, 0.5984543370317607, 0.726169743025346]</text:p>
          </table:table-cell>
          <table:table-cell office:value-type="string" calcext:value-type="string">
            <text:p>[0.3925685345576718, 0.4955037709289125, 0.5691105375566978, 0.6654581805172745]</text:p>
          </table:table-cell>
          <table:table-cell office:value-type="string" calcext:value-type="string">
            <text:p>[0.4141844313073058, 0.5002958923300092, 0.5751208557921412, 0.6738548537487543]</text:p>
          </table:table-cell>
          <table:table-cell office:value-type="string" calcext:value-type="string">
            <text:p>[0.33798745508882166, 0.5278597492100806, 0.6206161132058008, 0.7300485283131201]</text:p>
          </table:table-cell>
          <table:table-cell office:value-type="string" calcext:value-type="string">
            <text:p>[0.32940174952302065, 0.49086317372308363, 0.5692970297536537, 0.6738571038539554]</text:p>
          </table:table-cell>
          <table:table-cell office:value-type="string" calcext:value-type="string">
            <text:p>[0.3544076675368719, 0.49954797246795024, 0.576117487202774, 0.6756885743176486]</text:p>
          </table:table-cell>
          <table:table-cell office:value-type="string" calcext:value-type="string">
            <text:p>[0.3505026284708733, 0.5064734440703369, 0.5870028061439195, 0.6937150866110214]</text:p>
          </table:table-cell>
          <table:table-cell office:value-type="string" calcext:value-type="string">
            <text:p>[0.35736803715644355, 0.5082682992948687, 0.6087637176885454, 0.7407170038817847]</text:p>
          </table:table-cell>
          <table:table-cell office:value-type="string" calcext:value-type="string">
            <text:p>[0.3679835925577082, 0.4978526720317572, 0.5699178578046424, 0.6665725452282669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0.3687283486234444, 0.4974131476591126, 0.5701637639276342, 0.6668077188323529]</text:p>
          </table:table-cell>
          <table:table-cell office:value-type="string" calcext:value-type="string">
            <text:p>[0.323570978977007, 0.4952370116897557, 0.5680749896835199, 0.6633625548606105]</text:p>
          </table:table-cell>
          <table:table-cell office:value-type="string" calcext:value-type="string">
            <text:p>[0.3331554757200363, 0.511331794875845, 0.5992739456190145, 0.7051762813810312]</text:p>
          </table:table-cell>
          <table:table-cell office:value-type="string" calcext:value-type="string">
            <text:p>[0.3577591697782019, 0.4889995604549936, 0.5659045194586066, 0.667167288658958]</text:p>
          </table:table-cell>
          <table:table-cell office:value-type="string" calcext:value-type="string">
            <text:p>[0.35313924102460026, 0.491267707372893, 0.5604253555053128, 0.6611682880482027]</text:p>
          </table:table-cell>
          <table:table-cell office:value-type="string" calcext:value-type="string">
            <text:p>[0.4794173622982492, 0.5006769479864955, 0.5738622433189887, 0.6772509211227075]</text:p>
          </table:table-cell>
          <table:table-cell office:value-type="string" calcext:value-type="string">
            <text:p>[0.34446180037617274, 0.49692222695812766, 0.5739733325547233, 0.6750089538451414]</text:p>
          </table:table-cell>
          <table:table-cell office:value-type="string" calcext:value-type="string">
            <text:p>[0.44177355348915864, 0.5181418310065339, 0.5972142898939503, 0.6952149785790628]</text:p>
          </table:table-cell>
          <table:table-cell office:value-type="string" calcext:value-type="string">
            <text:p>[0.39327451710989614, 0.508010256085997, 0.5902816904211479, 0.697528268503383]</text:p>
          </table:table-cell>
          <table:table-cell office:value-type="string" calcext:value-type="string">
            <text:p>[0.35023976802173096, 0.49962667411852485, 0.5839657720241808, 0.690796410277494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0.49670779128941167, 0.5173880919653039, 0.6113883039063601, 0.7368888853393049]</text:p>
          </table:table-cell>
          <table:table-cell office:value-type="string" calcext:value-type="string">
            <text:p>[0.40944334470852783, 0.49693417921754796, 0.5694642477816991, 0.6643516049525029]</text:p>
          </table:table-cell>
          <table:table-cell office:value-type="string" calcext:value-type="string">
            <text:p>[0.3965004220381056, 0.49776401127646536, 0.5749790554268356, 0.6772299332032463]</text:p>
          </table:table-cell>
          <table:table-cell office:value-type="string" calcext:value-type="string">
            <text:p>[0.32665834827192813, 0.4964514498233121, 0.5806815165145073, 0.6781596143002878]</text:p>
          </table:table-cell>
          <table:table-cell office:value-type="string" calcext:value-type="string">
            <text:p>[0.46049269119101166, 0.5007816532384682, 0.5697327482680966, 0.6655230306646657]</text:p>
          </table:table-cell>
          <table:table-cell office:value-type="string" calcext:value-type="string">
            <text:p>[0.4953993233906973, 0.517578391085566, 0.591079601872832, 0.689534472267186]</text:p>
          </table:table-cell>
          <table:table-cell office:value-type="string" calcext:value-type="string">
            <text:p>[0.3180842930173346, 0.49057686351277313, 0.5655129668127113, 0.6616080831118856]</text:p>
          </table:table-cell>
          <table:table-cell office:value-type="string" calcext:value-type="string">
            <text:p>[0.3559805814299846, 0.49653598129989074, 0.5732300932124299, 0.6716587974057511]</text:p>
          </table:table-cell>
          <table:table-cell office:value-type="string" calcext:value-type="string">
            <text:p>[0.48565521700936193, 0.5055738497239203, 0.5752600635827902, 0.6678069596874784]</text:p>
          </table:table-cell>
          <table:table-cell office:value-type="string" calcext:value-type="string">
            <text:p>[0.4878516286381635, 0.5034209699999883, 0.5725073057185105, 0.6681747903423992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0.5008446631535071, 0.5041110806565628, 0.5731291595351895, 0.66778206065083]</text:p>
          </table:table-cell>
          <table:table-cell office:value-type="string" calcext:value-type="string">
            <text:p>[0.4865479539713027, 0.5053395045473567, 0.5741924491239632, 0.6671438770911295]</text:p>
          </table:table-cell>
          <table:table-cell office:value-type="string" calcext:value-type="string">
            <text:p>[0.3617563492276798, 0.49344161357108773, 0.5698451545480325, 0.6667444833679002]</text:p>
          </table:table-cell>
          <table:table-cell office:value-type="string" calcext:value-type="string">
            <text:p>[0.3209700720858767, 0.49350897051336134, 0.5650721907425273, 0.6615125233974651]</text:p>
          </table:table-cell>
          <table:table-cell office:value-type="string" calcext:value-type="string">
            <text:p>[0.43754711301111066, 0.5428952466508653, 0.6588353564612272, 0.8026834248332775]</text:p>
          </table:table-cell>
          <table:table-cell office:value-type="string" calcext:value-type="string">
            <text:p>[0.4868551077916635, 0.5027680182664936, 0.5689457461584172, 0.663327565233129]</text:p>
          </table:table-cell>
          <table:table-cell office:value-type="string" calcext:value-type="string">
            <text:p>[0.4722106009883524, 0.503779249487412, 0.5718315010752278, 0.6664034563884544]</text:p>
          </table:table-cell>
          <table:table-cell office:value-type="string" calcext:value-type="string">
            <text:p>[0.4784361636020461, 0.5030284413743834, 0.5713258880022573, 0.6669389551980295]</text:p>
          </table:table-cell>
          <table:table-cell office:value-type="string" calcext:value-type="string">
            <text:p>[0.46699651005823933, 0.5042356983674728, 0.5728699607282479, 0.6665927090278561]</text:p>
          </table:table-cell>
          <table:table-cell office:value-type="string" calcext:value-type="string">
            <text:p>[0.49788394426048016, 0.5204070590569596, 0.5892436720126428, 0.6800347583269502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0.45528813045178945, 0.5084988238093333, 0.5801274808898194, 0.6704161050836503]</text:p>
          </table:table-cell>
          <table:table-cell office:value-type="string" calcext:value-type="string">
            <text:p>[0.43925409881911903, 0.5048363835446347, 0.5733617783400379, 0.6663299564550706]</text:p>
          </table:table-cell>
          <table:table-cell office:value-type="string" calcext:value-type="string">
            <text:p>[0.4967989100188226, 0.5056639950875499, 0.5728916229564571, 0.6666605578180957]</text:p>
          </table:table-cell>
          <table:table-cell office:value-type="string" calcext:value-type="string">
            <text:p>[0.4881879132714252, 0.5051322074217713, 0.5716057553567179, 0.6654053352330274]</text:p>
          </table:table-cell>
          <table:table-cell office:value-type="string" calcext:value-type="string">
            <text:p>[0.49560190099223916, 0.5061653126132045, 0.5751680534623834, 0.6682564327643862]</text:p>
          </table:table-cell>
          <table:table-cell office:value-type="string" calcext:value-type="string">
            <text:p>[0.5190543410880502, 0.5097000207585198, 0.5789521550324186, 0.6712257650712156]</text:p>
          </table:table-cell>
          <table:table-cell office:value-type="string" calcext:value-type="string">
            <text:p>[0.45528813045178945, 0.5084988238093333, 0.5801274808898194, 0.6704161050836503]</text:p>
          </table:table-cell>
          <table:table-cell office:value-type="string" calcext:value-type="string">
            <text:p>[0.49560190099223916, 0.5061653126132045, 0.5751680534623834, 0.6682564327643862]</text:p>
          </table:table-cell>
          <table:table-cell office:value-type="string" calcext:value-type="string">
            <text:p>[0.5318369454629931, 0.5124943993737566, 0.5771782558114614, 0.6696647303381563]</text:p>
          </table:table-cell>
          <table:table-cell office:value-type="string" calcext:value-type="string">
            <text:p>[0.49103529364259835, 0.507265100072264, 0.5762001631029194, 0.6670466467104939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luded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table:number-columns-repeated="2" office:value-type="string" calcext:value-type="string">
            <text:p>['ap01']</text:p>
          </table:table-cell>
          <table:table-cell office:value-type="string" calcext:value-type="string">
            <text:p>['ap06']</text:p>
          </table:table-cell>
          <table:table-cell office:value-type="string" calcext:value-type="string">
            <text:p>['ap04']</text:p>
          </table:table-cell>
          <table:table-cell office:value-type="string" calcext:value-type="string">
            <text:p>['dh11']</text:p>
          </table:table-cell>
          <table:table-cell office:value-type="string" calcext:value-type="string">
            <text:p>['ap06']</text:p>
          </table:table-cell>
          <table:table-cell office:value-type="string" calcext:value-type="string">
            <text:p>['dh04']</text:p>
          </table:table-cell>
          <table:table-cell office:value-type="string" calcext:value-type="string">
            <text:p>['dh06']</text:p>
          </table:table-cell>
          <table:table-cell office:value-type="string" calcext:value-type="string">
            <text:p>['dh05']</text:p>
          </table:table-cell>
          <table:table-cell office:value-type="string" calcext:value-type="string">
            <text:p>['dh01'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'ap06', 'dh10']</text:p>
          </table:table-cell>
          <table:table-cell office:value-type="string" calcext:value-type="string">
            <text:p>['dh01', 'dh10']</text:p>
          </table:table-cell>
          <table:table-cell office:value-type="string" calcext:value-type="string">
            <text:p>['dh04', 'dh10']</text:p>
          </table:table-cell>
          <table:table-cell office:value-type="string" calcext:value-type="string">
            <text:p>['ap07', 'dh10']</text:p>
          </table:table-cell>
          <table:table-cell table:number-columns-repeated="2" office:value-type="string" calcext:value-type="string">
            <text:p>['ap01', 'dh11']</text:p>
          </table:table-cell>
          <table:table-cell office:value-type="string" calcext:value-type="string">
            <text:p>['dh03', 'dh04']</text:p>
          </table:table-cell>
          <table:table-cell office:value-type="string" calcext:value-type="string">
            <text:p>['ap04', 'ap06']</text:p>
          </table:table-cell>
          <table:table-cell office:value-type="string" calcext:value-type="string">
            <text:p>['dh01', 'dh05']</text:p>
          </table:table-cell>
          <table:table-cell office:value-type="string" calcext:value-type="string">
            <text:p>['dh02', 'dh04'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'ap01', 'dh06', 'dh10']</text:p>
          </table:table-cell>
          <table:table-cell office:value-type="string" calcext:value-type="string">
            <text:p>['dh03', 'dh07', 'dh10']</text:p>
          </table:table-cell>
          <table:table-cell office:value-type="string" calcext:value-type="string">
            <text:p>['ap06', 'dh04', 'dh05']</text:p>
          </table:table-cell>
          <table:table-cell office:value-type="string" calcext:value-type="string">
            <text:p>['ap01', 'dh01', 'dh04']</text:p>
          </table:table-cell>
          <table:table-cell office:value-type="string" calcext:value-type="string">
            <text:p>['ap04', 'dh03', 'dh10']</text:p>
          </table:table-cell>
          <table:table-cell office:value-type="string" calcext:value-type="string">
            <text:p>['ap06', 'dh06', 'dh07']</text:p>
          </table:table-cell>
          <table:table-cell office:value-type="string" calcext:value-type="string">
            <text:p>['ap01', 'ap03', 'dh03']</text:p>
          </table:table-cell>
          <table:table-cell office:value-type="string" calcext:value-type="string">
            <text:p>['ap07', 'dh02', 'dh11']</text:p>
          </table:table-cell>
          <table:table-cell office:value-type="string" calcext:value-type="string">
            <text:p>['ap03', 'ap05', 'dh10']</text:p>
          </table:table-cell>
          <table:table-cell office:value-type="string" calcext:value-type="string">
            <text:p>['ap07', 'dh05', 'dh11'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'ap03', 'ap06', 'dh06', 'dh10']</text:p>
          </table:table-cell>
          <table:table-cell office:value-type="string" calcext:value-type="string">
            <text:p>['ap01', 'ap05', 'ap06', 'dh05']</text:p>
          </table:table-cell>
          <table:table-cell office:value-type="string" calcext:value-type="string">
            <text:p>['ap05', 'dh01', 'dh06', 'dh10']</text:p>
          </table:table-cell>
          <table:table-cell office:value-type="string" calcext:value-type="string">
            <text:p>['ap05', 'ap07', 'dh01', 'dh10']</text:p>
          </table:table-cell>
          <table:table-cell office:value-type="string" calcext:value-type="string">
            <text:p>['ap03', 'dh01', 'dh03', 'dh04']</text:p>
          </table:table-cell>
          <table:table-cell office:value-type="string" calcext:value-type="string">
            <text:p>['ap04', 'ap05', 'ap07', 'dh04']</text:p>
          </table:table-cell>
          <table:table-cell office:value-type="string" calcext:value-type="string">
            <text:p>['ap01', 'dh01', 'dh06', 'dh09']</text:p>
          </table:table-cell>
          <table:table-cell office:value-type="string" calcext:value-type="string">
            <text:p>['dh01', 'dh04', 'dh05', 'dh07']</text:p>
          </table:table-cell>
          <table:table-cell office:value-type="string" calcext:value-type="string">
            <text:p>['ap01', 'ap04', 'dh04', 'dh05']</text:p>
          </table:table-cell>
          <table:table-cell office:value-type="string" calcext:value-type="string">
            <text:p>['ap01', 'ap06', 'dh04', 'dh05'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'ap01', 'dh03', 'dh04', 'dh05', 'dh10']</text:p>
          </table:table-cell>
          <table:table-cell office:value-type="string" calcext:value-type="string">
            <text:p>['ap03', 'ap06', 'dh07', 'dh08', 'dh09']</text:p>
          </table:table-cell>
          <table:table-cell office:value-type="string" calcext:value-type="string">
            <text:p>['ap03', 'ap05', 'dh03', 'dh04', 'dh05']</text:p>
          </table:table-cell>
          <table:table-cell office:value-type="string" calcext:value-type="string">
            <text:p>['ap01', 'ap04', 'ap05', 'dh07', 'dh08']</text:p>
          </table:table-cell>
          <table:table-cell office:value-type="string" calcext:value-type="string">
            <text:p>['ap04', 'ap07', 'dh02', 'dh09', 'dh11']</text:p>
          </table:table-cell>
          <table:table-cell office:value-type="string" calcext:value-type="string">
            <text:p>['ap04', 'ap07', 'dh01', 'dh03', 'dh05']</text:p>
          </table:table-cell>
          <table:table-cell office:value-type="string" calcext:value-type="string">
            <text:p>['dh02', 'dh04', 'dh07', 'dh10', 'dh11']</text:p>
          </table:table-cell>
          <table:table-cell office:value-type="string" calcext:value-type="string">
            <text:p>['ap01', 'ap04', 'ap05', 'ap07', 'dh05']</text:p>
          </table:table-cell>
          <table:table-cell office:value-type="string" calcext:value-type="string">
            <text:p>['ap01', 'dh04', 'dh06', 'dh08', 'dh10']</text:p>
          </table:table-cell>
          <table:table-cell office:value-type="string" calcext:value-type="string">
            <text:p>['ap01', 'dh02', 'dh06', 'dh08', 'dh09'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'ap03', 'ap04', 'ap05', 'ap06', 'dh09', 'dh10']</text:p>
          </table:table-cell>
          <table:table-cell office:value-type="string" calcext:value-type="string">
            <text:p>['ap04', 'dh03', 'dh05', 'dh06', 'dh07', 'dh09']</text:p>
          </table:table-cell>
          <table:table-cell office:value-type="string" calcext:value-type="string">
            <text:p>['ap01', 'dh02', 'dh03', 'dh08', 'dh09', 'dh11']</text:p>
          </table:table-cell>
          <table:table-cell office:value-type="string" calcext:value-type="string">
            <text:p>['dh01', 'dh02', 'dh03', 'dh04', 'dh09', 'dh11']</text:p>
          </table:table-cell>
          <table:table-cell office:value-type="string" calcext:value-type="string">
            <text:p>['ap03', 'ap05', 'dh03', 'dh07', 'dh10', 'dh11']</text:p>
          </table:table-cell>
          <table:table-cell office:value-type="string" calcext:value-type="string">
            <text:p>['ap01', 'ap05', 'ap07', 'dh01', 'dh02', 'dh08']</text:p>
          </table:table-cell>
          <table:table-cell office:value-type="string" calcext:value-type="string">
            <text:p>['ap04', 'ap07', 'dh03', 'dh06', 'dh07', 'dh09']</text:p>
          </table:table-cell>
          <table:table-cell office:value-type="string" calcext:value-type="string">
            <text:p>['ap01', 'dh03', 'dh06', 'dh08', 'dh09', 'dh10']</text:p>
          </table:table-cell>
          <table:table-cell office:value-type="string" calcext:value-type="string">
            <text:p>['ap01', 'ap03', 'ap04', 'dh06', 'dh07', 'dh11']</text:p>
          </table:table-cell>
          <table:table-cell office:value-type="string" calcext:value-type="string">
            <text:p>['ap01', 'ap03', 'ap04', 'ap05', 'ap06', 'dh11'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'ap03', 'ap04', 'dh01', 'dh02', 'dh03', 'dh08', 'dh11']</text:p>
          </table:table-cell>
          <table:table-cell office:value-type="string" calcext:value-type="string">
            <text:p>['ap04', 'ap06', 'dh01', 'dh02', 'dh05', 'dh07', 'dh09']</text:p>
          </table:table-cell>
          <table:table-cell office:value-type="string" calcext:value-type="string">
            <text:p>['ap01', 'ap06', 'dh03', 'dh07', 'dh08', 'dh09', 'dh11']</text:p>
          </table:table-cell>
          <table:table-cell office:value-type="string" calcext:value-type="string">
            <text:p>['dh04', 'dh05', 'dh07', 'dh08', 'dh09', 'dh10', 'dh11']</text:p>
          </table:table-cell>
          <table:table-cell office:value-type="string" calcext:value-type="string">
            <text:p>['ap01', 'ap05', 'ap07', 'dh02', 'dh03', 'dh10', 'dh11']</text:p>
          </table:table-cell>
          <table:table-cell office:value-type="string" calcext:value-type="string">
            <text:p>['ap01', 'ap06', 'dh01', 'dh02', 'dh04', 'dh05', 'dh08']</text:p>
          </table:table-cell>
          <table:table-cell office:value-type="string" calcext:value-type="string">
            <text:p>['ap03', 'ap04', 'dh04', 'dh05', 'dh07', 'dh09', 'dh11']</text:p>
          </table:table-cell>
          <table:table-cell office:value-type="string" calcext:value-type="string">
            <text:p>['ap03', 'ap04', 'ap07', 'dh02', 'dh03', 'dh04', 'dh08']</text:p>
          </table:table-cell>
          <table:table-cell office:value-type="string" calcext:value-type="string">
            <text:p>['ap05', 'dh03', 'dh04', 'dh05', 'dh06', 'dh08', 'dh10']</text:p>
          </table:table-cell>
          <table:table-cell office:value-type="string" calcext:value-type="string">
            <text:p>['ap03', 'ap04', 'dh04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'ap04', 'ap07', 'dh04', 'dh05', 'dh06', 'dh09', 'dh10', 'dh11']</text:p>
          </table:table-cell>
          <table:table-cell office:value-type="string" calcext:value-type="string">
            <text:p>['ap01', 'ap06', 'dh01', 'dh02', 'dh06', 'dh07', 'dh08', 'dh11']</text:p>
          </table:table-cell>
          <table:table-cell office:value-type="string" calcext:value-type="string">
            <text:p>['ap01', 'ap04', 'dh03', 'dh04', 'dh05', 'dh06', 'dh07', 'dh08']</text:p>
          </table:table-cell>
          <table:table-cell office:value-type="string" calcext:value-type="string">
            <text:p>['ap01', 'ap04', 'ap05', 'ap07', 'dh02', 'dh04', 'dh10', 'dh11']</text:p>
          </table:table-cell>
          <table:table-cell office:value-type="string" calcext:value-type="string">
            <text:p>['ap01', 'ap03', 'ap04', 'dh03', 'dh04', 'dh07', 'dh10', 'dh11']</text:p>
          </table:table-cell>
          <table:table-cell office:value-type="string" calcext:value-type="string">
            <text:p>['ap01', 'ap03', 'ap07', 'dh02', 'dh03', 'dh04', 'dh07', 'dh10']</text:p>
          </table:table-cell>
          <table:table-cell office:value-type="string" calcext:value-type="string">
            <text:p>['ap03', 'ap05', 'ap07', 'dh03', 'dh07', 'dh08', 'dh09', 'dh10']</text:p>
          </table:table-cell>
          <table:table-cell office:value-type="string" calcext:value-type="string">
            <text:p>['ap01', 'ap04', 'dh01', 'dh02', 'dh04', 'dh06', 'dh07', 'dh10']</text:p>
          </table:table-cell>
          <table:table-cell office:value-type="string" calcext:value-type="string">
            <text:p>['ap01', 'ap05', 'ap07', 'dh02', 'dh03', 'dh04', 'dh06', 'dh11']</text:p>
          </table:table-cell>
          <table:table-cell office:value-type="string" calcext:value-type="string">
            <text:p>['ap01', 'ap03', 'ap05', 'dh02', 'dh04', 'dh06', 'dh08', 'dh11'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'ap01', 'ap06', 'dh01', 'dh02', 'dh03', 'dh04', 'dh06', 'dh07', 'dh11']</text:p>
          </table:table-cell>
          <table:table-cell office:value-type="string" calcext:value-type="string">
            <text:p>['ap03', 'ap05', 'ap06', 'ap07', 'dh01', 'dh04', 'dh05', 'dh06', 'dh07']</text:p>
          </table:table-cell>
          <table:table-cell office:value-type="string" calcext:value-type="string">
            <text:p>['ap04', 'ap06', 'ap07', 'dh02', 'dh03', 'dh05', 'dh06', 'dh09', 'dh10']</text:p>
          </table:table-cell>
          <table:table-cell office:value-type="string" calcext:value-type="string">
            <text:p>['ap01', 'ap07', 'dh01', 'dh02', 'dh04', 'dh05', 'dh06', 'dh10', 'dh11']</text:p>
          </table:table-cell>
          <table:table-cell office:value-type="string" calcext:value-type="string">
            <text:p>['ap01', 'ap04', 'ap05', 'ap06', 'dh02', 'dh03', 'dh06', 'dh07', 'dh09']</text:p>
          </table:table-cell>
          <table:table-cell office:value-type="string" calcext:value-type="string">
            <text:p>['ap01', 'ap04', 'ap05', 'ap06', 'dh03', 'dh04', 'dh05', 'dh06', 'dh07']</text:p>
          </table:table-cell>
          <table:table-cell office:value-type="string" calcext:value-type="string">
            <text:p>['ap01', 'ap05', 'ap06', 'dh02', 'dh04', 'dh06', 'dh08', 'dh09', 'dh10']</text:p>
          </table:table-cell>
          <table:table-cell office:value-type="string" calcext:value-type="string">
            <text:p>['ap03', 'ap06', 'ap07', 'dh03', 'dh04', 'dh07', 'dh09', 'dh10', 'dh11']</text:p>
          </table:table-cell>
          <table:table-cell office:value-type="string" calcext:value-type="string">
            <text:p>['ap04', 'ap07', 'dh01', 'dh02', 'dh07', 'dh08', 'dh09', 'dh10', 'dh11']</text:p>
          </table:table-cell>
          <table:table-cell office:value-type="string" calcext:value-type="string">
            <text:p>['ap03', 'ap06', 'ap07', 'dh01', 'dh03', 'dh04', 'dh07', 'dh08', 'dh10'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'ap03', 'ap04', 'ap06', 'ap07', 'dh03', 'dh04', 'dh05', 'dh07', 'dh08', 'dh10']</text:p>
          </table:table-cell>
          <table:table-cell office:value-type="string" calcext:value-type="string">
            <text:p>['ap01', 'ap03', 'ap04', 'dh01', 'dh02', 'dh03', 'dh08', 'dh09', 'dh10', 'dh11']</text:p>
          </table:table-cell>
          <table:table-cell office:value-type="string" calcext:value-type="string">
            <text:p>['ap01', 'ap03', 'ap04', 'ap05', 'ap07', 'dh02', 'dh08', 'dh09', 'dh10', 'dh11']</text:p>
          </table:table-cell>
          <table:table-cell office:value-type="string" calcext:value-type="string">
            <text:p>['ap03', 'ap04', 'ap05', 'dh01', 'dh03', 'dh04', 'dh05', 'dh06', 'dh08', 'dh10']</text:p>
          </table:table-cell>
          <table:table-cell office:value-type="string" calcext:value-type="string">
            <text:p>['ap01', 'ap03', 'ap04', 'ap07', 'dh01', 'dh02', 'dh04', 'dh05', 'dh07', 'dh09']</text:p>
          </table:table-cell>
          <table:table-cell office:value-type="string" calcext:value-type="string">
            <text:p>['ap04', 'ap05', 'ap07', 'dh01', 'dh03', 'dh05', 'dh07', 'dh08', 'dh10', 'dh11']</text:p>
          </table:table-cell>
          <table:table-cell office:value-type="string" calcext:value-type="string">
            <text:p>['ap03', 'ap05', 'ap07', 'dh05', 'dh06', 'dh07', 'dh08', 'dh09', 'dh10', 'dh11']</text:p>
          </table:table-cell>
          <table:table-cell office:value-type="string" calcext:value-type="string">
            <text:p>['ap01', 'ap03', 'ap04', 'ap06', 'dh04', 'dh07', 'dh08', 'dh09', 'dh10', 'dh11']</text:p>
          </table:table-cell>
          <table:table-cell office:value-type="string" calcext:value-type="string">
            <text:p>['ap04', 'ap06', 'ap07', 'dh02', 'dh04', 'dh06', 'dh07', 'dh08', 'dh10', 'dh11']</text:p>
          </table:table-cell>
          <table:table-cell office:value-type="string" calcext:value-type="string">
            <text:p>['ap01', 'ap03', 'ap04', 'ap06', 'dh02', 'dh03', 'dh04', 'dh08', 'dh09', 'dh10'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'ap03', 'ap05', 'ap06', 'ap07', 'dh02', 'dh03', 'dh04', 'dh05', 'dh07', 'dh10', 'dh11']</text:p>
          </table:table-cell>
          <table:table-cell office:value-type="string" calcext:value-type="string">
            <text:p>['ap03', 'ap04', 'ap05', 'ap07', 'dh01', 'dh02', 'dh04', 'dh05', 'dh06', 'dh08', 'dh10']</text:p>
          </table:table-cell>
          <table:table-cell office:value-type="string" calcext:value-type="string">
            <text:p>['ap01', 'ap03', 'ap04', 'ap06', 'ap07', 'dh01', 'dh04', 'dh05', 'dh07', 'dh10', 'dh11']</text:p>
          </table:table-cell>
          <table:table-cell office:value-type="string" calcext:value-type="string">
            <text:p>['ap01', 'ap04', 'ap06', 'dh01', 'dh02', 'dh04', 'dh05', 'dh06', 'dh07', 'dh10', 'dh11']</text:p>
          </table:table-cell>
          <table:table-cell office:value-type="string" calcext:value-type="string">
            <text:p>['ap03', 'ap04', 'ap05', 'ap06', 'ap07', 'dh03', 'dh05', 'dh08', 'dh09', 'dh10', 'dh11']</text:p>
          </table:table-cell>
          <table:table-cell office:value-type="string" calcext:value-type="string">
            <text:p>['ap01', 'ap03', 'ap04', 'ap06', 'ap07', 'dh01', 'dh05', 'dh07', 'dh09', 'dh10', 'dh11']</text:p>
          </table:table-cell>
          <table:table-cell office:value-type="string" calcext:value-type="string">
            <text:p>['ap01', 'ap04', 'ap05', 'ap06', 'ap07', 'dh01', 'dh02', 'dh04', 'dh05', 'dh06', 'dh07']</text:p>
          </table:table-cell>
          <table:table-cell office:value-type="string" calcext:value-type="string">
            <text:p>['ap01', 'ap03', 'ap04', 'ap05', 'dh01', 'dh03', 'dh05', 'dh06', 'dh07', 'dh09', 'dh10']</text:p>
          </table:table-cell>
          <table:table-cell office:value-type="string" calcext:value-type="string">
            <text:p>['ap03', 'ap04', 'ap05', 'ap06', 'ap07', 'dh01', 'dh03', 'dh05', 'dh08', 'dh10', 'dh11']</text:p>
          </table:table-cell>
          <table:table-cell office:value-type="string" calcext:value-type="string">
            <text:p>['ap01', 'ap03', 'ap06', 'ap07', 'dh01', 'dh02', 'dh03', 'dh04', 'dh07', 'dh09', 'dh11'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'ap01', 'ap03', 'ap04', 'ap06', 'ap07', 'dh01', 'dh03', 'dh05', 'dh06', 'dh08', 'dh09', 'dh10']</text:p>
          </table:table-cell>
          <table:table-cell office:value-type="string" calcext:value-type="string">
            <text:p>['ap01', 'ap03', 'ap05', 'ap06', 'ap07', 'dh01', 'dh02', 'dh03', 'dh04', 'dh06', 'dh09', 'dh11']</text:p>
          </table:table-cell>
          <table:table-cell office:value-type="string" calcext:value-type="string">
            <text:p>['ap03', 'ap04', 'ap06', 'ap07', 'dh01', 'dh04', 'dh05', 'dh06', 'dh08', 'dh09', 'dh10', 'dh11']</text:p>
          </table:table-cell>
          <table:table-cell office:value-type="string" calcext:value-type="string">
            <text:p>['ap04', 'ap05', 'ap06', 'ap07', 'dh01', 'dh02', 'dh03', 'dh04', 'dh05', 'dh07', 'dh08', 'dh09']</text:p>
          </table:table-cell>
          <table:table-cell office:value-type="string" calcext:value-type="string">
            <text:p>['ap01', 'ap03', 'ap07', 'dh01', 'dh02', 'dh03', 'dh04', 'dh07', 'dh08', 'dh09', 'dh10', 'dh11']</text:p>
          </table:table-cell>
          <table:table-cell office:value-type="string" calcext:value-type="string">
            <text:p>['ap06', 'ap07', 'dh01', 'dh02', 'dh03', 'dh04', 'dh05', 'dh06', 'dh08', 'dh09', 'dh10', 'dh11']</text:p>
          </table:table-cell>
          <table:table-cell office:value-type="string" calcext:value-type="string">
            <text:p>['ap03', 'ap04', 'ap05', 'ap07', 'dh01', 'dh02', 'dh03', 'dh05', 'dh06', 'dh07', 'dh08', 'dh11']</text:p>
          </table:table-cell>
          <table:table-cell office:value-type="string" calcext:value-type="string">
            <text:p>['ap03', 'ap04', 'ap05', 'ap06', 'dh01', 'dh02', 'dh04', 'dh05', 'dh07', 'dh08', 'dh09', 'dh10']</text:p>
          </table:table-cell>
          <table:table-cell office:value-type="string" calcext:value-type="string">
            <text:p>['ap01', 'ap03', 'ap04', 'ap05', 'ap06', 'dh01', 'dh02', 'dh03', 'dh05', 'dh07', 'dh08', 'dh11']</text:p>
          </table:table-cell>
          <table:table-cell office:value-type="string" calcext:value-type="string">
            <text:p>['ap04', 'ap05', 'ap07', 'dh01', 'dh02', 'dh04', 'dh06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'ap01', 'ap04', 'ap05', 'ap07', 'dh01', 'dh02', 'dh04', 'dh06', 'dh07', 'dh08', 'dh09', 'dh10', 'dh11']</text:p>
          </table:table-cell>
          <table:table-cell office:value-type="string" calcext:value-type="string">
            <text:p>['ap03', 'ap05', 'ap06', 'ap07', 'dh01', 'dh02', 'dh04', 'dh05', 'dh06', 'dh07', 'dh08', 'dh09', 'dh10']</text:p>
          </table:table-cell>
          <table:table-cell office:value-type="string" calcext:value-type="string">
            <text:p>['ap03', 'ap05', 'ap06', 'ap07', 'dh02', 'dh03', 'dh04', 'dh05', 'dh06', 'dh07', 'dh09', 'dh10', 'dh11']</text:p>
          </table:table-cell>
          <table:table-cell office:value-type="string" calcext:value-type="string">
            <text:p>['ap01', 'ap03', 'ap04', 'ap05', 'ap06', 'dh01', 'dh02', 'dh03', 'dh04', 'dh05', 'dh06', 'dh10', 'dh11']</text:p>
          </table:table-cell>
          <table:table-cell office:value-type="string" calcext:value-type="string">
            <text:p>['ap01', 'ap03', 'ap04', 'ap05', 'ap06', 'dh01', 'dh03', 'dh04', 'dh06', 'dh08', 'dh09', 'dh10', 'dh11']</text:p>
          </table:table-cell>
          <table:table-cell office:value-type="string" calcext:value-type="string">
            <text:p>['ap01', 'ap03', 'ap04', 'ap05', 'ap06', 'ap07', 'dh03', 'dh04', 'dh05', 'dh07', 'dh08', 'dh09', 'dh11']</text:p>
          </table:table-cell>
          <table:table-cell office:value-type="string" calcext:value-type="string">
            <text:p>['ap03', 'ap04', 'ap05', 'ap06', 'dh01', 'dh02', 'dh03', 'dh05', 'dh06', 'dh08', 'dh09', 'dh10', 'dh11']</text:p>
          </table:table-cell>
          <table:table-cell office:value-type="string" calcext:value-type="string">
            <text:p>['ap03', 'ap04', 'ap05', 'ap06', 'ap07', 'dh01', 'dh02', 'dh03', 'dh04', 'dh05', 'dh07', 'dh09', 'dh10']</text:p>
          </table:table-cell>
          <table:table-cell office:value-type="string" calcext:value-type="string">
            <text:p>['ap03', 'ap04', 'ap06', 'ap07', 'dh01', 'dh02', 'dh03', 'dh04', 'dh05', 'dh06', 'dh07', 'dh09', 'dh11']</text:p>
          </table:table-cell>
          <table:table-cell office:value-type="string" calcext:value-type="string">
            <text:p>['ap01', 'ap04', 'ap05', 'ap06', 'dh01', 'dh02', 'dh03', 'dh04', 'dh05', 'dh06', 'dh07', 'dh09', 'dh11'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'ap01', 'ap03', 'ap04', 'ap05', 'ap06', 'ap07', 'dh01', 'dh02', 'dh03', 'dh04', 'dh05', 'dh07', 'dh08', 'dh11']</text:p>
          </table:table-cell>
          <table:table-cell office:value-type="string" calcext:value-type="string">
            <text:p>['ap01', 'ap03', 'ap04', 'ap06', 'ap07', 'dh01', 'dh02', 'dh03', 'dh04', 'dh05', 'dh06', 'dh07', 'dh08', 'dh11']</text:p>
          </table:table-cell>
          <table:table-cell office:value-type="string" calcext:value-type="string">
            <text:p>['ap01', 'ap03', 'ap04', 'ap06', 'ap07', 'dh01', 'dh02', 'dh05', 'dh06', 'dh07', 'dh08', 'dh09', 'dh10', 'dh11']</text:p>
          </table:table-cell>
          <table:table-cell office:value-type="string" calcext:value-type="string">
            <text:p>['ap01', 'ap03', 'ap04', 'ap05', 'dh01', 'dh02', 'dh03', 'dh04', 'dh05', 'dh07', 'dh08', 'dh09', 'dh10', 'dh11']</text:p>
          </table:table-cell>
          <table:table-cell office:value-type="string" calcext:value-type="string">
            <text:p>['ap01', 'ap03', 'ap04', 'ap05', 'ap06', 'ap07', 'dh01', 'dh03', 'dh04', 'dh05', 'dh06', 'dh07', 'dh10', 'dh11']</text:p>
          </table:table-cell>
          <table:table-cell office:value-type="string" calcext:value-type="string">
            <text:p>['ap01', 'ap03', 'ap04', 'ap05', 'ap06', 'ap07', 'dh01', 'dh02', 'dh03', 'dh04', 'dh05', 'dh06', 'dh07', 'dh10']</text:p>
          </table:table-cell>
          <table:table-cell office:value-type="string" calcext:value-type="string">
            <text:p>['ap01', 'ap04', 'ap05', 'dh01', 'dh02', 'dh03', 'dh04', 'dh05', 'dh06', 'dh07', 'dh08', 'dh09', 'dh10', 'dh11']</text:p>
          </table:table-cell>
          <table:table-cell office:value-type="string" calcext:value-type="string">
            <text:p>['ap01', 'ap03', 'ap04', 'ap05', 'ap07', 'dh01', 'dh02', 'dh04', 'dh05', 'dh06', 'dh07', 'dh09', 'dh10', 'dh11']</text:p>
          </table:table-cell>
          <table:table-cell office:value-type="string" calcext:value-type="string">
            <text:p>['ap01', 'ap03', 'ap04', 'ap05', 'ap06', 'ap07', 'dh01', 'dh02', 'dh05', 'dh07', 'dh08', 'dh09', 'dh10', 'dh11']</text:p>
          </table:table-cell>
          <table:table-cell office:value-type="string" calcext:value-type="string">
            <text:p>['ap01', 'ap03', 'ap04', 'ap05', 'ap06', 'ap07', 'dh01', 'dh05', 'dh06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'ap01', 'ap03', 'ap04', 'ap05', 'ap06', 'ap07', 'dh01', 'dh02', 'dh03', 'dh04', 'dh05', 'dh06', 'dh07', 'dh10', 'dh11']</text:p>
          </table:table-cell>
          <table:table-cell office:value-type="string" calcext:value-type="string">
            <text:p>['ap01', 'ap03', 'ap04', 'ap05', 'ap06', 'ap07', 'dh01', 'dh02', 'dh04', 'dh05', 'dh07', 'dh08', 'dh09', 'dh10', 'dh11']</text:p>
          </table:table-cell>
          <table:table-cell office:value-type="string" calcext:value-type="string">
            <text:p>['ap01', 'ap03', 'ap04', 'ap05', 'ap07', 'dh01', 'dh02', 'dh03', 'dh04', 'dh05', 'dh06', 'dh07', 'dh09', 'dh10', 'dh11']</text:p>
          </table:table-cell>
          <table:table-cell office:value-type="string" calcext:value-type="string">
            <text:p>['ap01', 'ap03', 'ap05', 'ap06', 'ap07', 'dh01', 'dh02', 'dh03', 'dh04', 'dh06', 'dh07', 'dh08', 'dh09', 'dh10', 'dh11']</text:p>
          </table:table-cell>
          <table:table-cell office:value-type="string" calcext:value-type="string">
            <text:p>['ap01', 'ap04', 'ap05', 'ap06', 'ap07', 'dh01', 'dh02', 'dh03', 'dh04', 'dh05', 'dh06', 'dh08', 'dh09', 'dh10', 'dh11']</text:p>
          </table:table-cell>
          <table:table-cell office:value-type="string" calcext:value-type="string">
            <text:p>['ap01', 'ap03', 'ap04', 'ap05', 'ap06', 'ap07', 'dh01', 'dh02', 'dh04', 'dh05', 'dh06', 'dh08', 'dh09', 'dh10', 'dh11']</text:p>
          </table:table-cell>
          <table:table-cell office:value-type="string" calcext:value-type="string">
            <text:p>['ap01', 'ap03', 'ap04', 'ap05', 'ap06', 'ap07', 'dh01', 'dh02', 'dh04', 'dh06', 'dh07', 'dh08', 'dh09', 'dh10', 'dh11']</text:p>
          </table:table-cell>
          <table:table-cell office:value-type="string" calcext:value-type="string">
            <text:p>['ap01', 'ap03', 'ap04', 'ap05', 'ap06', 'ap07', 'dh01', 'dh02', 'dh03', 'dh05', 'dh06', 'dh07', 'dh09', 'dh10', 'dh11']</text:p>
          </table:table-cell>
          <table:table-cell office:value-type="string" calcext:value-type="string">
            <text:p>['ap03', 'ap04', 'ap05', 'ap06', 'ap07', 'dh01', 'dh02', 'dh04', 'dh05', 'dh06', 'dh07', 'dh08', 'dh09', 'dh10', 'dh11']</text:p>
          </table:table-cell>
          <table:table-cell office:value-type="string" calcext:value-type="string">
            <text:p>['ap01', 'ap03', 'ap04', 'ap05', 'ap06', 'ap07', 'dh02', 'dh03', 'dh05', 'dh06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'ap01', 'ap03', 'ap04', 'ap06', 'ap07', 'dh01', 'dh02', 'dh03', 'dh04', 'dh05', 'dh06', 'dh07', 'dh08', 'dh09', 'dh10', 'dh11']</text:p>
          </table:table-cell>
          <table:table-cell office:value-type="string" calcext:value-type="string">
            <text:p>['ap01', 'ap04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09', 'dh11']</text:p>
          </table:table-cell>
          <table:table-cell office:value-type="string" calcext:value-type="string">
            <text:p>['ap01', 'ap03', 'ap04', 'ap05', 'ap06', 'ap07', 'dh01', 'dh02', 'dh03', 'dh04', 'dh05', 'dh06', 'dh07', 'dh09', 'dh10', 'dh11']</text:p>
          </table:table-cell>
          <table:table-cell office:value-type="string" calcext:value-type="string">
            <text:p>['ap01', 'ap03', 'ap04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09', 'dh11']</text:p>
          </table:table-cell>
          <table:table-cell office:value-type="string" calcext:value-type="string">
            <text:p>['ap01', 'ap03', 'ap04', 'ap05', 'ap06', 'ap07', 'dh01', 'dh02', 'dh03', 'dh04', 'dh05', 'dh06', 'dh07', 'dh08', 'dh10', 'dh11']</text:p>
          </table:table-cell>
          <table:table-cell office:value-type="string" calcext:value-type="string">
            <text:p>['ap01', 'ap03', 'ap04', 'ap05', 'ap06', 'ap07', 'dh01', 'dh02', 'dh03', 'dh04', 'dh05', 'dh06', 'dh07', 'dh08', 'dh09', 'dh10'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ill_5f_per_5f_horizon" style:display-name="PageStyle_skill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5f_mean" style:display-name="PageStyle_skill_me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se_5f_per_5f_horizon" style:display-name="PageStyle_rmse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luded" style:display-name="PageStyle_exclu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4-14T13:27:50</meta:creation-date>
    <dc:date>2020-04-14T13:27:50</dc:date>
    <meta:generator>LibreOffice/6.0.7.3$Linux_X86_64 LibreOffice_project/00m0$Build-3</meta:generator>
    <meta:document-statistic meta:table-count="4" meta:cell-count="850" meta:object-count="0"/>
    <meta:user-defined meta:name="AppVersion">3.0</meta:user-defined>
  </office:meta>
</office:document-meta>
</file>